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7.4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3.3pt"/>
    </style:style>
    <style:style style:name="co4" style:family="table-column">
      <style:table-column-properties fo:break-before="auto" style:column-width="75.26pt"/>
    </style:style>
    <style:style style:name="ro1" style:family="table-row">
      <style:table-row-properties style:row-height="15.6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6.24pt" fo:break-before="auto" style:use-optimal-row-height="true"/>
    </style:style>
    <style:style style:name="ro4" style:family="table-row">
      <style:table-row-properties style:row-height="13.1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 style:data-style-name="N121">
      <style:table-cell-properties style:text-align-source="fix" style:repeat-content="false" fo:background-color="transparent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1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pt"/>
    </style:style>
    <style:style style:name="ce11" style:family="table-cell" style:parent-style-name="Default">
      <style:table-cell-properties fo:background-color="transparent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22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pt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19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pt"/>
    </style:style>
    <style:style style:name="ce18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pt"/>
    </style:style>
    <style:style style:name="ce26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pt"/>
    </style:style>
    <style:style style:name="ce24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25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27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44" style:family="table-cell" style:parent-style-name="Default" style:data-style-name="N11">
      <style:table-cell-properties fo:background-color="transparent"/>
    </style:style>
    <style:style style:name="ce37" style:family="table-cell" style:parent-style-name="Default" style:data-style-name="N121">
      <style:text-properties style:font-name="Liberation Sans" style:font-name-asian="Noto Sans CJK SC Regular" style:font-name-complex="FreeSans"/>
    </style:style>
    <style:style style:name="ce39" style:family="table-cell" style:parent-style-name="Default" style:data-style-name="N122">
      <style:text-properties style:font-name="Liberation Sans" style:font-name-asian="Noto Sans CJK SC Regular" style:font-name-complex="FreeSans"/>
    </style:style>
    <style:style style:name="ce36" style:family="table-cell" style:parent-style-name="Default" style:data-style-name="N2">
      <style:text-properties style:font-name="Liberation Sans" style:font-name-asian="Noto Sans CJK SC Regular" style:font-name-complex="FreeSans"/>
    </style:style>
    <style:style style:name="ce38" style:family="table-cell" style:parent-style-name="Default" style:data-style-name="N2">
      <style:table-cell-properties style:text-align-source="fix" style:repeat-content="false"/>
      <style:paragraph-properties fo:text-align="end" fo:margin-left="0pt"/>
      <style:text-properties style:font-name="Liberation Sans" style:font-name-asian="Noto Sans CJK SC Regular" style:font-name-complex="FreeSans"/>
    </style:style>
    <style:style style:name="ce35" style:family="table-cell" style:parent-style-name="Default" style:data-style-name="N11">
      <style:table-cell-properties style:text-align-source="fix" style:repeat-content="false" style:vertical-align="middle"/>
      <style:paragraph-properties fo:text-align="start" fo:margin-left="0pt"/>
    </style:style>
    <style:style style:name="ce33" style:family="table-cell" style:parent-style-name="Default" style:data-style-name="N11"/>
    <style:style style:name="ce48" style:family="table-cell" style:parent-style-name="Default" style:data-style-name="N11">
      <style:map style:condition="cell-content()&lt;0" style:apply-style-name="Good" style:base-cell-address="Sheet1.I6"/>
      <style:map style:condition="cell-content()&gt;=0" style:apply-style-name="Bad" style:base-cell-address="Sheet1.I6"/>
    </style:style>
    <style:style style:name="ce56" style:family="table-cell" style:parent-style-name="Default" style:data-style-name="N11">
      <style:map style:condition="cell-content()&lt;0" style:apply-style-name="Good" style:base-cell-address="Sheet1.I9"/>
      <style:map style:condition="cell-content()&gt;=0" style:apply-style-name="Bad" style:base-cell-address="Sheet1.I9"/>
    </style:style>
    <style:style style:name="ce42" style:family="table-cell" style:parent-style-name="Default" style:data-style-name="N11">
      <style:map style:condition="cell-content()&lt;0" style:apply-style-name="Good" style:base-cell-address="Sheet1.I11"/>
      <style:map style:condition="cell-content()&gt;=0" style:apply-style-name="Bad" style:base-cell-address="Sheet1.I11"/>
    </style:style>
    <style:style style:name="ce43" style:family="table-cell" style:parent-style-name="Default" style:data-style-name="N11">
      <style:map style:condition="cell-content()&lt;0" style:apply-style-name="Good" style:base-cell-address="Sheet1.I12"/>
      <style:map style:condition="cell-content()&gt;=0" style:apply-style-name="Bad" style:base-cell-address="Sheet1.I12"/>
    </style:style>
    <style:style style:name="ce45" style:family="table-cell" style:parent-style-name="Default" style:data-style-name="N11">
      <style:map style:condition="cell-content()&lt;0" style:apply-style-name="Good" style:base-cell-address="Sheet1.I16"/>
      <style:map style:condition="cell-content()&gt;=0" style:apply-style-name="Bad" style:base-cell-address="Sheet1.I16"/>
    </style:style>
    <style:style style:name="ce46" style:family="table-cell" style:parent-style-name="Default" style:data-style-name="N11">
      <style:map style:condition="cell-content()&lt;0" style:apply-style-name="Good" style:base-cell-address="Sheet1.I17"/>
      <style:map style:condition="cell-content()&gt;=0" style:apply-style-name="Bad" style:base-cell-address="Sheet1.I17"/>
    </style:style>
    <style:style style:name="ce47" style:family="table-cell" style:parent-style-name="Default" style:data-style-name="N11">
      <style:map style:condition="cell-content()&lt;0" style:apply-style-name="Good" style:base-cell-address="Sheet1.I18"/>
      <style:map style:condition="cell-content()&gt;=0" style:apply-style-name="Bad" style:base-cell-address="Sheet1.I18"/>
    </style:style>
    <style:style style:name="ce57" style:family="table-cell" style:parent-style-name="Default" style:data-style-name="N11">
      <style:map style:condition="cell-content()&lt;0" style:apply-style-name="Good" style:base-cell-address="Sheet1.I20"/>
      <style:map style:condition="cell-content()&gt;=0" style:apply-style-name="Bad" style:base-cell-address="Sheet1.I20"/>
    </style:style>
    <style:style style:name="ce62" style:family="table-cell" style:parent-style-name="Default" style:data-style-name="N11">
      <style:map style:condition="cell-content()&lt;0" style:apply-style-name="Good" style:base-cell-address="Sheet1.I21"/>
      <style:map style:condition="cell-content()&gt;=0" style:apply-style-name="Bad" style:base-cell-address="Sheet1.I21"/>
    </style:style>
    <style:style style:name="ce50" style:family="table-cell" style:parent-style-name="Default" style:data-style-name="N11">
      <style:map style:condition="cell-content()&lt;0" style:apply-style-name="Good" style:base-cell-address="Sheet1.I22"/>
      <style:map style:condition="cell-content()&gt;=0" style:apply-style-name="Bad" style:base-cell-address="Sheet1.I22"/>
    </style:style>
    <style:style style:name="ce58" style:family="table-cell" style:parent-style-name="Default" style:data-style-name="N11">
      <style:map style:condition="cell-content()&lt;0" style:apply-style-name="Good" style:base-cell-address="Sheet1.I23"/>
      <style:map style:condition="cell-content()&gt;=0" style:apply-style-name="Bad" style:base-cell-address="Sheet1.I23"/>
    </style:style>
    <style:style style:name="ce52" style:family="table-cell" style:parent-style-name="Default" style:data-style-name="N11">
      <style:map style:condition="cell-content()&lt;0" style:apply-style-name="Good" style:base-cell-address="Sheet1.I24"/>
      <style:map style:condition="cell-content()&gt;=0" style:apply-style-name="Bad" style:base-cell-address="Sheet1.I24"/>
    </style:style>
    <style:style style:name="ce53" style:family="table-cell" style:parent-style-name="Default" style:data-style-name="N11">
      <style:map style:condition="cell-content()&lt;0" style:apply-style-name="Good" style:base-cell-address="Sheet1.I25"/>
      <style:map style:condition="cell-content()&gt;=0" style:apply-style-name="Bad" style:base-cell-address="Sheet1.I25"/>
    </style:style>
    <style:style style:name="ce82" style:family="table-cell" style:parent-style-name="Default" style:data-style-name="N11">
      <style:map style:condition="cell-content()&lt;0" style:apply-style-name="Good" style:base-cell-address="Sheet1.I28"/>
      <style:map style:condition="cell-content()&gt;=0" style:apply-style-name="Bad" style:base-cell-address="Sheet1.I28"/>
    </style:style>
    <style:style style:name="ce67" style:family="table-cell" style:parent-style-name="Default" style:data-style-name="N11">
      <style:map style:condition="cell-content()&lt;0" style:apply-style-name="Good" style:base-cell-address="Sheet1.I33"/>
      <style:map style:condition="cell-content()&gt;=0" style:apply-style-name="Bad" style:base-cell-address="Sheet1.I33"/>
    </style:style>
    <style:style style:name="ce68" style:family="table-cell" style:parent-style-name="Default" style:data-style-name="N11">
      <style:map style:condition="cell-content()&lt;0" style:apply-style-name="Good" style:base-cell-address="Sheet1.I34"/>
      <style:map style:condition="cell-content()&gt;=0" style:apply-style-name="Bad" style:base-cell-address="Sheet1.I34"/>
    </style:style>
    <style:style style:name="ce100" style:family="table-cell" style:parent-style-name="Default" style:data-style-name="N11">
      <style:map style:condition="cell-content()&lt;0" style:apply-style-name="Good" style:base-cell-address="Sheet1.I37"/>
      <style:map style:condition="cell-content()&gt;=0" style:apply-style-name="Bad" style:base-cell-address="Sheet1.I37"/>
    </style:style>
    <style:style style:name="ce103" style:family="table-cell" style:parent-style-name="Default" style:data-style-name="N11">
      <style:map style:condition="cell-content()&lt;0" style:apply-style-name="Good" style:base-cell-address="Sheet1.I38"/>
      <style:map style:condition="cell-content()&gt;=0" style:apply-style-name="Bad" style:base-cell-address="Sheet1.I38"/>
    </style:style>
    <style:style style:name="ce105" style:family="table-cell" style:parent-style-name="Default" style:data-style-name="N11">
      <style:map style:condition="cell-content()&lt;0" style:apply-style-name="Good" style:base-cell-address="Sheet1.I39"/>
      <style:map style:condition="cell-content()&gt;=0" style:apply-style-name="Bad" style:base-cell-address="Sheet1.I39"/>
    </style:style>
    <style:style style:name="ce72" style:family="table-cell" style:parent-style-name="Default" style:data-style-name="N121">
      <style:map style:condition="cell-content()&gt;[.E6]*1.25" style:apply-style-name="Good" style:base-cell-address="Sheet1.J6"/>
    </style:style>
    <style:style style:name="ce74" style:family="table-cell" style:parent-style-name="Default" style:data-style-name="N121">
      <style:map style:condition="cell-content()&gt;[.E9]*1.25" style:apply-style-name="Good" style:base-cell-address="Sheet1.J9"/>
    </style:style>
    <style:style style:name="ce66" style:family="table-cell" style:parent-style-name="Default" style:data-style-name="N121">
      <style:map style:condition="cell-content()&gt;[.E11]*1.25" style:apply-style-name="Good" style:base-cell-address="Sheet1.J11"/>
    </style:style>
    <style:style style:name="ce69" style:family="table-cell" style:parent-style-name="Default" style:data-style-name="N121">
      <style:map style:condition="cell-content()&gt;[.E12]*1.25" style:apply-style-name="Good" style:base-cell-address="Sheet1.J12"/>
    </style:style>
    <style:style style:name="ce73" style:family="table-cell" style:parent-style-name="Default" style:data-style-name="N121">
      <style:map style:condition="cell-content()&gt;[.E16]*1.25" style:apply-style-name="Good" style:base-cell-address="Sheet1.J16"/>
    </style:style>
    <style:style style:name="ce75" style:family="table-cell" style:parent-style-name="Default" style:data-style-name="N121">
      <style:map style:condition="cell-content()&gt;[.E17]*1.25" style:apply-style-name="Good" style:base-cell-address="Sheet1.J17"/>
    </style:style>
    <style:style style:name="ce78" style:family="table-cell" style:parent-style-name="Default" style:data-style-name="N121">
      <style:map style:condition="cell-content()&gt;[.E18]*1.25" style:apply-style-name="Good" style:base-cell-address="Sheet1.J18"/>
    </style:style>
    <style:style style:name="ce76" style:family="table-cell" style:parent-style-name="Default" style:data-style-name="N121">
      <style:map style:condition="cell-content()&gt;[.E20]*1.25" style:apply-style-name="Good" style:base-cell-address="Sheet1.J20"/>
    </style:style>
    <style:style style:name="ce112" style:family="table-cell" style:parent-style-name="Default" style:data-style-name="N121">
      <style:map style:condition="cell-content()&gt;[.E21]*1.25" style:apply-style-name="Good" style:base-cell-address="Sheet1.J21"/>
    </style:style>
    <style:style style:name="ce81" style:family="table-cell" style:parent-style-name="Default" style:data-style-name="N121">
      <style:map style:condition="cell-content()&gt;[.E22]*1.25" style:apply-style-name="Good" style:base-cell-address="Sheet1.J22"/>
    </style:style>
    <style:style style:name="ce77" style:family="table-cell" style:parent-style-name="Default" style:data-style-name="N121">
      <style:map style:condition="cell-content()&gt;[.E23]*1.25" style:apply-style-name="Good" style:base-cell-address="Sheet1.J23"/>
    </style:style>
    <style:style style:name="ce93" style:family="table-cell" style:parent-style-name="Default" style:data-style-name="N121">
      <style:map style:condition="cell-content()&gt;[.E24]*1.25" style:apply-style-name="Good" style:base-cell-address="Sheet1.J24"/>
    </style:style>
    <style:style style:name="ce95" style:family="table-cell" style:parent-style-name="Default" style:data-style-name="N121">
      <style:map style:condition="cell-content()&gt;[.E25]*1.25" style:apply-style-name="Good" style:base-cell-address="Sheet1.J25"/>
    </style:style>
    <style:style style:name="ce125" style:family="table-cell" style:parent-style-name="Default" style:data-style-name="N121">
      <style:map style:condition="cell-content()&gt;[.E28]*1.25" style:apply-style-name="Good" style:base-cell-address="Sheet1.J28"/>
    </style:style>
    <style:style style:name="ce83" style:family="table-cell" style:parent-style-name="Default" style:data-style-name="N121">
      <style:map style:condition="cell-content()&gt;[.E33]*1.25" style:apply-style-name="Good" style:base-cell-address="Sheet1.J33"/>
    </style:style>
    <style:style style:name="ce84" style:family="table-cell" style:parent-style-name="Default" style:data-style-name="N121">
      <style:map style:condition="cell-content()&gt;[.E34]*1.25" style:apply-style-name="Good" style:base-cell-address="Sheet1.J34"/>
    </style:style>
    <style:style style:name="ce134" style:family="table-cell" style:parent-style-name="Default" style:data-style-name="N121">
      <style:map style:condition="cell-content()&gt;[.E37]*1.25" style:apply-style-name="Good" style:base-cell-address="Sheet1.J37"/>
    </style:style>
    <style:style style:name="ce143" style:family="table-cell" style:parent-style-name="Default" style:data-style-name="N121">
      <style:map style:condition="cell-content()&gt;[.E38]*1.25" style:apply-style-name="Good" style:base-cell-address="Sheet1.J38"/>
    </style:style>
    <style:style style:name="ce146" style:family="table-cell" style:parent-style-name="Default" style:data-style-name="N121">
      <style:map style:condition="cell-content()&gt;[.E39]*1.25" style:apply-style-name="Good" style:base-cell-address="Sheet1.J39"/>
    </style:style>
    <style:style style:name="ce88" style:family="table-cell" style:parent-style-name="Default" style:data-style-name="N121">
      <style:map style:condition="cell-content()&gt;0" style:apply-style-name="Bad" style:base-cell-address="Sheet1.K6"/>
    </style:style>
    <style:style style:name="ce89" style:family="table-cell" style:parent-style-name="Default" style:data-style-name="N121">
      <style:map style:condition="cell-content()&gt;0" style:apply-style-name="Bad" style:base-cell-address="Sheet1.K7"/>
    </style:style>
    <style:style style:name="ce91" style:family="table-cell" style:parent-style-name="Default" style:data-style-name="N121">
      <style:map style:condition="cell-content()&gt;0" style:apply-style-name="Bad" style:base-cell-address="Sheet1.K8"/>
    </style:style>
    <style:style style:name="ce92" style:family="table-cell" style:parent-style-name="Default" style:data-style-name="N121">
      <style:map style:condition="cell-content()&gt;0" style:apply-style-name="Bad" style:base-cell-address="Sheet1.K9"/>
    </style:style>
    <style:style style:name="ce94" style:family="table-cell" style:parent-style-name="Default" style:data-style-name="N121">
      <style:map style:condition="cell-content()&gt;0" style:apply-style-name="Bad" style:base-cell-address="Sheet1.K10"/>
    </style:style>
    <style:style style:name="ce107" style:family="table-cell" style:parent-style-name="Default" style:data-style-name="N121">
      <style:map style:condition="cell-content()&gt;0" style:apply-style-name="Bad" style:base-cell-address="Sheet1.K11"/>
    </style:style>
    <style:style style:name="ce135" style:family="table-cell" style:parent-style-name="Default" style:data-style-name="N121">
      <style:map style:condition="cell-content()&gt;0" style:apply-style-name="Bad" style:base-cell-address="Sheet1.K12"/>
    </style:style>
    <style:style style:name="ce137" style:family="table-cell" style:parent-style-name="Default" style:data-style-name="N121">
      <style:map style:condition="cell-content()&gt;0" style:apply-style-name="Bad" style:base-cell-address="Sheet1.K13"/>
    </style:style>
    <style:style style:name="ce139" style:family="table-cell" style:parent-style-name="Default" style:data-style-name="N121">
      <style:map style:condition="cell-content()&gt;0" style:apply-style-name="Bad" style:base-cell-address="Sheet1.K14"/>
    </style:style>
    <style:style style:name="ce140" style:family="table-cell" style:parent-style-name="Default" style:data-style-name="N121">
      <style:map style:condition="cell-content()&gt;0" style:apply-style-name="Bad" style:base-cell-address="Sheet1.K15"/>
    </style:style>
    <style:style style:name="ce141" style:family="table-cell" style:parent-style-name="Default" style:data-style-name="N121">
      <style:map style:condition="cell-content()&gt;0" style:apply-style-name="Bad" style:base-cell-address="Sheet1.K16"/>
    </style:style>
    <style:style style:name="ce144" style:family="table-cell" style:parent-style-name="Default" style:data-style-name="N121">
      <style:map style:condition="cell-content()&gt;0" style:apply-style-name="Bad" style:base-cell-address="Sheet1.K17"/>
    </style:style>
    <style:style style:name="ce145" style:family="table-cell" style:parent-style-name="Default" style:data-style-name="N121">
      <style:map style:condition="cell-content()&gt;0" style:apply-style-name="Bad" style:base-cell-address="Sheet1.K18"/>
    </style:style>
    <style:style style:name="ce96" style:family="table-cell" style:parent-style-name="Default" style:data-style-name="N121">
      <style:map style:condition="cell-content()&gt;0" style:apply-style-name="Bad" style:base-cell-address="Sheet1.K19"/>
    </style:style>
    <style:style style:name="ce97" style:family="table-cell" style:parent-style-name="Default" style:data-style-name="N121">
      <style:map style:condition="cell-content()&gt;0" style:apply-style-name="Bad" style:base-cell-address="Sheet1.K20"/>
    </style:style>
    <style:style style:name="ce165" style:family="table-cell" style:parent-style-name="Default" style:data-style-name="N121">
      <style:map style:condition="cell-content()&gt;0" style:apply-style-name="Bad" style:base-cell-address="Sheet1.K21"/>
    </style:style>
    <style:style style:name="ce149" style:family="table-cell" style:parent-style-name="Default" style:data-style-name="N121">
      <style:map style:condition="cell-content()&gt;0" style:apply-style-name="Bad" style:base-cell-address="Sheet1.K22"/>
    </style:style>
    <style:style style:name="ce98" style:family="table-cell" style:parent-style-name="Default" style:data-style-name="N121">
      <style:map style:condition="cell-content()&gt;0" style:apply-style-name="Bad" style:base-cell-address="Sheet1.K23"/>
    </style:style>
    <style:style style:name="ce152" style:family="table-cell" style:parent-style-name="Default" style:data-style-name="N121">
      <style:map style:condition="cell-content()&gt;0" style:apply-style-name="Bad" style:base-cell-address="Sheet1.K24"/>
    </style:style>
    <style:style style:name="ce156" style:family="table-cell" style:parent-style-name="Default" style:data-style-name="N121">
      <style:map style:condition="cell-content()&gt;0" style:apply-style-name="Bad" style:base-cell-address="Sheet1.K25"/>
    </style:style>
    <style:style style:name="ce101" style:family="table-cell" style:parent-style-name="Default" style:data-style-name="N121">
      <style:map style:condition="cell-content()&gt;0" style:apply-style-name="Bad" style:base-cell-address="Sheet1.K26"/>
    </style:style>
    <style:style style:name="ce102" style:family="table-cell" style:parent-style-name="Default" style:data-style-name="N121">
      <style:map style:condition="cell-content()&gt;0" style:apply-style-name="Bad" style:base-cell-address="Sheet1.K27"/>
    </style:style>
    <style:style style:name="ce180" style:family="table-cell" style:parent-style-name="Default" style:data-style-name="N121">
      <style:map style:condition="cell-content()&gt;0" style:apply-style-name="Bad" style:base-cell-address="Sheet1.K28"/>
    </style:style>
    <style:style style:name="ce104" style:family="table-cell" style:parent-style-name="Default" style:data-style-name="N121">
      <style:map style:condition="cell-content()&gt;0" style:apply-style-name="Bad" style:base-cell-address="Sheet1.K29"/>
    </style:style>
    <style:style style:name="ce115" style:family="table-cell" style:parent-style-name="Default" style:data-style-name="N121">
      <style:map style:condition="cell-content()&gt;0" style:apply-style-name="Bad" style:base-cell-address="Sheet1.K33"/>
    </style:style>
    <style:style style:name="ce116" style:family="table-cell" style:parent-style-name="Default" style:data-style-name="N121">
      <style:map style:condition="cell-content()&gt;0" style:apply-style-name="Bad" style:base-cell-address="Sheet1.K34"/>
    </style:style>
    <style:style style:name="ce118" style:family="table-cell" style:parent-style-name="Default" style:data-style-name="N121">
      <style:map style:condition="cell-content()&gt;0" style:apply-style-name="Bad" style:base-cell-address="Sheet1.K35"/>
    </style:style>
    <style:style style:name="ce120" style:family="table-cell" style:parent-style-name="Default" style:data-style-name="N121">
      <style:map style:condition="cell-content()&gt;0" style:apply-style-name="Bad" style:base-cell-address="Sheet1.K36"/>
    </style:style>
    <style:style style:name="ce198" style:family="table-cell" style:parent-style-name="Default" style:data-style-name="N121">
      <style:map style:condition="cell-content()&gt;0" style:apply-style-name="Bad" style:base-cell-address="Sheet1.K37"/>
    </style:style>
    <style:style style:name="ce199" style:family="table-cell" style:parent-style-name="Default" style:data-style-name="N121">
      <style:map style:condition="cell-content()&gt;0" style:apply-style-name="Bad" style:base-cell-address="Sheet1.K38"/>
    </style:style>
    <style:style style:name="ce200" style:family="table-cell" style:parent-style-name="Default" style:data-style-name="N121">
      <style:map style:condition="cell-content()&gt;0" style:apply-style-name="Bad" style:base-cell-address="Sheet1.K39"/>
    </style:style>
    <style:style style:name="ce131" style:family="table-cell" style:parent-style-name="Default" style:data-style-name="N121">
      <style:map style:condition="cell-content()&gt;0" style:apply-style-name="Bad" style:base-cell-address="Sheet1.L6"/>
    </style:style>
    <style:style style:name="ce132" style:family="table-cell" style:parent-style-name="Default" style:data-style-name="N121">
      <style:map style:condition="cell-content()&gt;0" style:apply-style-name="Bad" style:base-cell-address="Sheet1.L7"/>
    </style:style>
    <style:style style:name="ce133" style:family="table-cell" style:parent-style-name="Default" style:data-style-name="N121">
      <style:map style:condition="cell-content()&gt;0" style:apply-style-name="Bad" style:base-cell-address="Sheet1.L9"/>
    </style:style>
    <style:style style:name="ce136" style:family="table-cell" style:parent-style-name="Default" style:data-style-name="N121">
      <style:map style:condition="cell-content()&gt;0" style:apply-style-name="Bad" style:base-cell-address="Sheet1.L10"/>
    </style:style>
    <style:style style:name="ce183" style:family="table-cell" style:parent-style-name="Default" style:data-style-name="N121">
      <style:map style:condition="cell-content()&gt;0" style:apply-style-name="Bad" style:base-cell-address="Sheet1.L11"/>
    </style:style>
    <style:style style:name="ce184" style:family="table-cell" style:parent-style-name="Default" style:data-style-name="N121">
      <style:map style:condition="cell-content()&gt;0" style:apply-style-name="Bad" style:base-cell-address="Sheet1.L12"/>
    </style:style>
    <style:style style:name="ce164" style:family="table-cell" style:parent-style-name="Default" style:data-style-name="N121">
      <style:map style:condition="cell-content()&gt;0" style:apply-style-name="Bad" style:base-cell-address="Sheet1.L13"/>
    </style:style>
    <style:style style:name="ce186" style:family="table-cell" style:parent-style-name="Default" style:data-style-name="N121">
      <style:map style:condition="cell-content()&gt;0" style:apply-style-name="Bad" style:base-cell-address="Sheet1.L14"/>
    </style:style>
    <style:style style:name="ce188" style:family="table-cell" style:parent-style-name="Default" style:data-style-name="N121">
      <style:map style:condition="cell-content()&gt;0" style:apply-style-name="Bad" style:base-cell-address="Sheet1.L15"/>
    </style:style>
    <style:style style:name="ce189" style:family="table-cell" style:parent-style-name="Default" style:data-style-name="N121">
      <style:map style:condition="cell-content()&gt;0" style:apply-style-name="Bad" style:base-cell-address="Sheet1.L16"/>
    </style:style>
    <style:style style:name="ce190" style:family="table-cell" style:parent-style-name="Default" style:data-style-name="N121">
      <style:map style:condition="cell-content()&gt;0" style:apply-style-name="Bad" style:base-cell-address="Sheet1.L17"/>
    </style:style>
    <style:style style:name="ce192" style:family="table-cell" style:parent-style-name="Default" style:data-style-name="N121">
      <style:map style:condition="cell-content()&gt;0" style:apply-style-name="Bad" style:base-cell-address="Sheet1.L18"/>
    </style:style>
    <style:style style:name="ce138" style:family="table-cell" style:parent-style-name="Default" style:data-style-name="N121">
      <style:map style:condition="cell-content()&gt;0" style:apply-style-name="Bad" style:base-cell-address="Sheet1.L20"/>
    </style:style>
    <style:style style:name="ce211" style:family="table-cell" style:parent-style-name="Default" style:data-style-name="N121">
      <style:map style:condition="cell-content()&gt;0" style:apply-style-name="Bad" style:base-cell-address="Sheet1.L21"/>
    </style:style>
    <style:style style:name="ce194" style:family="table-cell" style:parent-style-name="Default" style:data-style-name="N121">
      <style:map style:condition="cell-content()&gt;0" style:apply-style-name="Bad" style:base-cell-address="Sheet1.L22"/>
    </style:style>
    <style:style style:name="ce142" style:family="table-cell" style:parent-style-name="Default" style:data-style-name="N121">
      <style:map style:condition="cell-content()&gt;0" style:apply-style-name="Bad" style:base-cell-address="Sheet1.L23"/>
    </style:style>
    <style:style style:name="ce196" style:family="table-cell" style:parent-style-name="Default" style:data-style-name="N121">
      <style:map style:condition="cell-content()&gt;0" style:apply-style-name="Bad" style:base-cell-address="Sheet1.L24"/>
    </style:style>
    <style:style style:name="ce197" style:family="table-cell" style:parent-style-name="Default" style:data-style-name="N121">
      <style:map style:condition="cell-content()&gt;0" style:apply-style-name="Bad" style:base-cell-address="Sheet1.L25"/>
    </style:style>
    <style:style style:name="ce151" style:family="table-cell" style:parent-style-name="Default" style:data-style-name="N121">
      <style:map style:condition="cell-content()&gt;0" style:apply-style-name="Bad" style:base-cell-address="Sheet1.L26"/>
    </style:style>
    <style:style style:name="ce153" style:family="table-cell" style:parent-style-name="Default" style:data-style-name="N121">
      <style:map style:condition="cell-content()&gt;0" style:apply-style-name="Bad" style:base-cell-address="Sheet1.L27"/>
    </style:style>
    <style:style style:name="ce223" style:family="table-cell" style:parent-style-name="Default" style:data-style-name="N121">
      <style:map style:condition="cell-content()&gt;0" style:apply-style-name="Bad" style:base-cell-address="Sheet1.L28"/>
    </style:style>
    <style:style style:name="ce154" style:family="table-cell" style:parent-style-name="Default" style:data-style-name="N121">
      <style:map style:condition="cell-content()&gt;0" style:apply-style-name="Bad" style:base-cell-address="Sheet1.L29"/>
    </style:style>
    <style:style style:name="ce176" style:family="table-cell" style:parent-style-name="Default" style:data-style-name="N121">
      <style:map style:condition="cell-content()&gt;0" style:apply-style-name="Bad" style:base-cell-address="Sheet1.L33"/>
    </style:style>
    <style:style style:name="ce177" style:family="table-cell" style:parent-style-name="Default" style:data-style-name="N121">
      <style:map style:condition="cell-content()&gt;0" style:apply-style-name="Bad" style:base-cell-address="Sheet1.L35"/>
    </style:style>
    <style:style style:name="ce179" style:family="table-cell" style:parent-style-name="Default" style:data-style-name="N121">
      <style:map style:condition="cell-content()&gt;0" style:apply-style-name="Bad" style:base-cell-address="Sheet1.L36"/>
    </style:style>
    <style:style style:name="ce227" style:family="table-cell" style:parent-style-name="Default" style:data-style-name="N121">
      <style:map style:condition="cell-content()&gt;0" style:apply-style-name="Bad" style:base-cell-address="Sheet1.L37"/>
    </style:style>
    <style:style style:name="ce228" style:family="table-cell" style:parent-style-name="Default" style:data-style-name="N121">
      <style:map style:condition="cell-content()&gt;0" style:apply-style-name="Bad" style:base-cell-address="Sheet1.L38"/>
    </style:style>
    <style:style style:name="ce229" style:family="table-cell" style:parent-style-name="Default" style:data-style-name="N121">
      <style:map style:condition="cell-content()&gt;0" style:apply-style-name="Bad" style:base-cell-address="Sheet1.L39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8"/>
        <table:table-column table:style-name="co3" table:default-cell-style-name="ce24"/>
        <table:table-column table:style-name="co2" table:default-cell-style-name="ce44"/>
        <table:table-column table:style-name="co2" table:number-columns-repeated="2" table:default-cell-style-name="ce37"/>
        <table:table-column table:style-name="co2" table:default-cell-style-name="ce36"/>
        <table:table-column table:style-name="co2" table:default-cell-style-name="ce33"/>
        <table:table-column table:style-name="co4" table:default-cell-style-name="ce48"/>
        <table:table-column table:style-name="co2" table:default-cell-style-name="ce72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hhh总净值</text:p>
          </table:table-cell>
          <table:table-cell table:style-name="ce1" office:value-type="string" calcext:value-type="string">
            <text:p>hhh周涨幅</text:p>
          </table:table-cell>
          <table:table-cell table:style-name="ce1" office:value-type="string" calcext:value-type="string">
            <text:p>hhh总收益</text:p>
          </table:table-cell>
          <table:table-cell table:style-name="ce1" office:value-type="string" calcext:value-type="string">
            <text:p>hhh仓位</text:p>
          </table:table-cell>
          <table:table-cell table:number-columns-repeated="6" table:style-name="Default" office:value-type="string" calcext:value-type="string">
            <text:p>ddd</text:p>
          </table:table-cell>
          <table:table-cell table:number-columns-repeated="2" office:value-type="string" calcext:value-type="string">
            <text:p>ddd</text:p>
          </table:table-cell>
        </table:table-row>
        <table:table-row table:style-name="ro2">
          <table:table-cell table:style-name="ce3" office:value-type="float" office:value="1.336" calcext:value-type="float">
            <text:p>1.336</text:p>
          </table:table-cell>
          <table:table-cell table:style-name="ce22" office:value-type="percentage" office:value="0.0571" calcext:value-type="percentage">
            <text:p>5.71%</text:p>
          </table:table-cell>
          <table:table-cell table:style-name="ce26" office:value-type="float" office:value="17.36" calcext:value-type="float">
            <text:p>17.36</text:p>
          </table:table-cell>
          <table:table-cell table:style-name="ce22" office:value-type="percentage" office:value="0.7513" calcext:value-type="percentage">
            <text:p>75.13%</text:p>
          </table:table-cell>
          <table:table-cell table:number-columns-repeated="6" table:style-name="Default" office:value-type="string" calcext:value-type="string">
            <text:p>ddd</text:p>
          </table:table-cell>
          <table:table-cell table:number-columns-repeated="2" office:value-type="string" calcext:value-type="string">
            <text:p>ddd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人民币</text:p>
          </table:table-cell>
          <table:covered-table-cell table:number-columns-repeated="9" table:style-name="Default"/>
          <table:covered-table-cell table:number-columns-repeated="2"/>
        </table:table-row>
        <table:table-row table:style-name="ro2">
          <table:table-cell office:value-type="string" calcext:value-type="string">
            <text:p>净值</text:p>
          </table:table-cell>
          <table:table-cell table:style-name="ce17" office:value-type="float" office:value="1.375" calcext:value-type="float" table:number-columns-spanned="5" table:number-rows-spanned="1">
            <text:p>1.375</text:p>
          </table:table-cell>
          <table:covered-table-cell table:number-columns-repeated="4" table:style-name="Default"/>
          <table:table-cell table:style-name="ce1" office:value-type="string" calcext:value-type="string">
            <text:p>周涨幅</text:p>
          </table:table-cell>
          <table:table-cell table:style-name="ce35" office:value-type="percentage" office:value="0.0506" calcext:value-type="percentage" table:number-columns-spanned="5" table:number-rows-spanned="1">
            <text:p>5.06%</text:p>
          </table:table-cell>
          <table:covered-table-cell table:number-columns-repeated="2" table:style-name="Default"/>
          <table:covered-table-cell table:number-columns-repeated="2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12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周涨幅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5">
            <text:p>银行</text:p>
          </table:table-cell>
          <table:table-cell table:style-name="ce19" office:value-type="percentage" office:value="0.1719" calcext:value-type="percentage" table:number-columns-spanned="1" table:number-rows-spanned="5">
            <text:p>17.19%</text:p>
          </table:table-cell>
          <table:table-cell office:value-type="string" calcext:value-type="string">
            <text:p>民生银行</text:p>
          </table:table-cell>
          <table:table-cell office:value-type="percentage" office:value="0.0332" calcext:value-type="percentage">
            <text:p>3.32%</text:p>
          </table:table-cell>
          <table:table-cell office:value-type="float" office:value="7.075" calcext:value-type="float">
            <text:p>7.075</text:p>
          </table:table-cell>
          <table:table-cell office:value-type="float" office:value="5.94" calcext:value-type="float">
            <text:p>5.940</text:p>
          </table:table-cell>
          <table:table-cell office:value-type="float" office:value="4.98" calcext:value-type="float">
            <text:p>4.98</text:p>
          </table:table-cell>
          <table:table-cell office:value-type="percentage" office:value="0.0068" calcext:value-type="percentage">
            <text:p>0.68%</text:p>
          </table:table-cell>
          <table:table-cell table:formula="of:=IF([.E6]&gt;0;[.F6]/[.E6]-1.0014;([.F6]-[.E6]))" office:value-type="percentage" office:value="-0.161824028268551" calcext:value-type="percentage">
            <text:p>-16.18%</text:p>
          </table:table-cell>
          <table:table-cell table:formula="of:=IF([.E6]&gt;0; IF([.E6]*1.25 &gt; [.F6];[.E6]*1.25; IF([.E6]*1.25^2 &gt; [.F6];[.E6]*1.25^2; IF([.E6]*1.25^3 &gt; [.F6];[.E6]*1.25^3; IF([.E6]*1.25^4 &gt; [.F6];[.E6]*1.25^4; IF([.E6]*1.25^5 &gt; [.F6];[.E6]*1.25^5; IF([.E6]*1.25^6 &gt; [.F6];[.E6]*1.25^6; IF([.E6]*1.25^7 &gt; [.F6]; [.E6]*1.25^7; IF([.E6]*1.25^8 &gt; [.F6]; [.E6]*1.25^8; IF([.E6]*1.25^9 &gt; [.F6]; [.E6]*1.25^9; [.E6]*1.25^10)))))))));IF(1.25 &gt; [.F6]-[.E6];1.25; IF(1.25^2 &gt; [.F6]-[.E6];1.25^2; IF(1.25^3 &gt; [.F6]-[.E6];1.25^3; IF(1.25^4 &gt; [.F6]-[.E6];1.25^4; IF(1.25^5 &gt; [.F6]-[.E6];1.25^5; IF(1.25^6 &gt; [.F6]-[.E6];1.25^6; IF(1.25^7 &gt; [.F6]-[.E6]; 1.25^7; IF(1.25^8 &gt; [.F6]-[.E6]; 1.25^8; IF(1.25^9 &gt; [.F6]-[.E6]; 1.25^9; IF(1.25^10 &gt; [.F6]-[.E6]; 1.25^10; IF(1.25^11 &gt; [.F6]-[.E6]; 1.25^11; IF(1.25^12 &gt; [.F6]-[.E6]; 1.25^12; IF(1.25^13 &gt; [.F6]-[.E6]; 1.25^13; IF(1.25^14 &gt; [.F6]-[.E6]; 1.25^14; IF(1.25^15 &gt; [.F6]-[.E6]; 1.25^15; IF(1.25^16 &gt; [.F6]-[.E6]; 1.25^16; IF(1.25^17 &gt; [.F6]-[.E6]; 1.25^17; IF(1.25^18 &gt; [.F6]-[.E6]; 1.25^18; IF(1.25^19 &gt; [.F6]-[.E6]; 1.25^19; 1.25^20))))))))))))))))))))" office:value-type="float" office:value="8.84375" calcext:value-type="float">
            <text:p>8.844</text:p>
          </table:table-cell>
          <table:table-cell table:style-name="ce88" table:formula="of:=IF([.F6]&lt;[.E6]*1.25; 0; [.J6]/1.25*0.92)" office:value-type="float" office:value="0" calcext:value-type="float">
            <text:p>0.000</text:p>
          </table:table-cell>
          <table:table-cell table:style-name="ce131" office:value-type="float" office:value="0" calcext:value-type="float">
            <text:p>0.000</text:p>
          </table:table-cell>
        </table:table-row>
        <table:table-row table:style-name="ro3">
          <table:covered-table-cell table:style-name="ce7"/>
          <table:covered-table-cell/>
          <table:table-cell office:value-type="string" calcext:value-type="string">
            <text:p>招商银行LS</text:p>
          </table:table-cell>
          <table:table-cell office:value-type="percentage" office:value="0.0387" calcext:value-type="percentage">
            <text:p>3.87%</text:p>
          </table:table-cell>
          <table:table-cell office:value-type="float" office:value="26.825" calcext:value-type="float">
            <text:p>26.825</text:p>
          </table:table-cell>
          <table:table-cell office:value-type="float" office:value="29.3" calcext:value-type="float">
            <text:p>29.300</text:p>
          </table:table-cell>
          <table:table-cell office:value-type="float" office:value="9.39" calcext:value-type="float">
            <text:p>9.39</text:p>
          </table:table-cell>
          <table:table-cell office:value-type="percentage" office:value="0.0273" calcext:value-type="percentage">
            <text:p>2.73%</text:p>
          </table:table-cell>
          <table:table-cell table:formula="of:=IF([.E7]&gt;0;[.F7]/[.E7]-1.0014;([.F7]-[.E7]))" office:value-type="percentage" office:value="0.090864678471575" calcext:value-type="percentage">
            <text:p>9.09%</text:p>
          </table:table-cell>
          <table:table-cell table:formula="of:=IF([.E7]&gt;0; IF([.E7]*1.25 &gt; [.F7];[.E7]*1.25; IF([.E7]*1.25^2 &gt; [.F7];[.E7]*1.25^2; IF([.E7]*1.25^3 &gt; [.F7];[.E7]*1.25^3; IF([.E7]*1.25^4 &gt; [.F7];[.E7]*1.25^4; IF([.E7]*1.25^5 &gt; [.F7];[.E7]*1.25^5; IF([.E7]*1.25^6 &gt; [.F7];[.E7]*1.25^6; IF([.E7]*1.25^7 &gt; [.F7]; [.E7]*1.25^7; IF([.E7]*1.25^8 &gt; [.F7]; [.E7]*1.25^8; IF([.E7]*1.25^9 &gt; [.F7]; [.E7]*1.25^9; [.E7]*1.25^10)))))))));IF(1.25 &gt; [.F7]-[.E7];1.25; IF(1.25^2 &gt; [.F7]-[.E7];1.25^2; IF(1.25^3 &gt; [.F7]-[.E7];1.25^3; IF(1.25^4 &gt; [.F7]-[.E7];1.25^4; IF(1.25^5 &gt; [.F7]-[.E7];1.25^5; IF(1.25^6 &gt; [.F7]-[.E7];1.25^6; IF(1.25^7 &gt; [.F7]-[.E7]; 1.25^7; IF(1.25^8 &gt; [.F7]-[.E7]; 1.25^8; IF(1.25^9 &gt; [.F7]-[.E7]; 1.25^9; IF(1.25^10 &gt; [.F7]-[.E7]; 1.25^10; IF(1.25^11 &gt; [.F7]-[.E7]; 1.25^11; IF(1.25^12 &gt; [.F7]-[.E7]; 1.25^12; IF(1.25^13 &gt; [.F7]-[.E7]; 1.25^13; IF(1.25^14 &gt; [.F7]-[.E7]; 1.25^14; IF(1.25^15 &gt; [.F7]-[.E7]; 1.25^15; IF(1.25^16 &gt; [.F7]-[.E7]; 1.25^16; IF(1.25^17 &gt; [.F7]-[.E7]; 1.25^17; IF(1.25^18 &gt; [.F7]-[.E7]; 1.25^18; IF(1.25^19 &gt; [.F7]-[.E7]; 1.25^19; 1.25^20))))))))))))))))))))" office:value-type="float" office:value="33.53125" calcext:value-type="float">
            <text:p>33.531</text:p>
          </table:table-cell>
          <table:table-cell table:style-name="ce89" table:formula="of:=IF([.F7]&lt;[.E7]*1.25; 0; [.J7]/1.25*0.92)" office:value-type="float" office:value="0" calcext:value-type="float">
            <text:p>0.000</text:p>
          </table:table-cell>
          <table:table-cell table:style-name="ce132" office:value-type="float" office:value="0" calcext:value-type="float">
            <text:p>0.000</text:p>
          </table:table-cell>
        </table:table-row>
        <table:table-row table:style-name="ro3">
          <table:covered-table-cell table:style-name="ce7"/>
          <table:covered-table-cell/>
          <table:table-cell office:value-type="string" calcext:value-type="string">
            <text:p>招商银行DXN</text:p>
          </table:table-cell>
          <table:table-cell office:value-type="percentage" office:value="0.0227" calcext:value-type="percentage">
            <text:p>2.27%</text:p>
          </table:table-cell>
          <table:table-cell office:value-type="float" office:value="27.088" calcext:value-type="float">
            <text:p>27.088</text:p>
          </table:table-cell>
          <table:table-cell office:value-type="float" office:value="29.3" calcext:value-type="float">
            <text:p>29.300</text:p>
          </table:table-cell>
          <table:table-cell office:value-type="float" office:value="9.39" calcext:value-type="float">
            <text:p>9.39</text:p>
          </table:table-cell>
          <table:table-cell office:value-type="percentage" office:value="0.0273" calcext:value-type="percentage">
            <text:p>2.73%</text:p>
          </table:table-cell>
          <table:table-cell table:formula="of:=IF([.E8]&gt;0;[.F8]/[.E8]-1.0014;([.F8]-[.E8]))" office:value-type="percentage" office:value="0.0802597755463672" calcext:value-type="percentage">
            <text:p>8.03%</text:p>
          </table:table-cell>
          <table:table-cell table:formula="of:=IF([.E8]&gt;0; IF([.E8]*1.25 &gt; [.F8];[.E8]*1.25; IF([.E8]*1.25^2 &gt; [.F8];[.E8]*1.25^2; IF([.E8]*1.25^3 &gt; [.F8];[.E8]*1.25^3; IF([.E8]*1.25^4 &gt; [.F8];[.E8]*1.25^4; IF([.E8]*1.25^5 &gt; [.F8];[.E8]*1.25^5; IF([.E8]*1.25^6 &gt; [.F8];[.E8]*1.25^6; IF([.E8]*1.25^7 &gt; [.F8]; [.E8]*1.25^7; IF([.E8]*1.25^8 &gt; [.F8]; [.E8]*1.25^8; IF([.E8]*1.25^9 &gt; [.F8]; [.E8]*1.25^9; [.E8]*1.25^10)))))))));IF(1.25 &gt; [.F8]-[.E8];1.25; IF(1.25^2 &gt; [.F8]-[.E8];1.25^2; IF(1.25^3 &gt; [.F8]-[.E8];1.25^3; IF(1.25^4 &gt; [.F8]-[.E8];1.25^4; IF(1.25^5 &gt; [.F8]-[.E8];1.25^5; IF(1.25^6 &gt; [.F8]-[.E8];1.25^6; IF(1.25^7 &gt; [.F8]-[.E8]; 1.25^7; IF(1.25^8 &gt; [.F8]-[.E8]; 1.25^8; IF(1.25^9 &gt; [.F8]-[.E8]; 1.25^9; IF(1.25^10 &gt; [.F8]-[.E8]; 1.25^10; IF(1.25^11 &gt; [.F8]-[.E8]; 1.25^11; IF(1.25^12 &gt; [.F8]-[.E8]; 1.25^12; IF(1.25^13 &gt; [.F8]-[.E8]; 1.25^13; IF(1.25^14 &gt; [.F8]-[.E8]; 1.25^14; IF(1.25^15 &gt; [.F8]-[.E8]; 1.25^15; IF(1.25^16 &gt; [.F8]-[.E8]; 1.25^16; IF(1.25^17 &gt; [.F8]-[.E8]; 1.25^17; IF(1.25^18 &gt; [.F8]-[.E8]; 1.25^18; IF(1.25^19 &gt; [.F8]-[.E8]; 1.25^19; 1.25^20))))))))))))))))))))" office:value-type="float" office:value="33.86" calcext:value-type="float">
            <text:p>33.860</text:p>
          </table:table-cell>
          <table:table-cell table:style-name="ce91" table:formula="of:=IF([.F8]&lt;[.E8]*1.25; 0; [.J8]/1.25*0.92)" office:value-type="float" office:value="0" calcext:value-type="float">
            <text:p>0.000</text:p>
          </table:table-cell>
          <table:table-cell table:style-name="ce132" office:value-type="float" office:value="0" calcext:value-type="float">
            <text:p>0.000</text:p>
          </table:table-cell>
        </table:table-row>
        <table:table-row table:style-name="ro3">
          <table:covered-table-cell table:style-name="ce7"/>
          <table:covered-table-cell/>
          <table:table-cell office:value-type="string" calcext:value-type="string">
            <text:p>农业银行H</text:p>
          </table:table-cell>
          <table:table-cell office:value-type="percentage" office:value="0.0173" calcext:value-type="percentage">
            <text:p>1.73%</text:p>
          </table:table-cell>
          <table:table-cell office:value-type="float" office:value="3.41" calcext:value-type="float">
            <text:p>3.410</text:p>
          </table:table-cell>
          <table:table-cell office:value-type="float" office:value="3.61" calcext:value-type="float">
            <text:p>3.610</text:p>
          </table:table-cell>
          <table:table-cell office:value-type="float" office:value="5.42" calcext:value-type="float">
            <text:p>5.42</text:p>
          </table:table-cell>
          <table:table-cell office:value-type="percentage" office:value="-0.0244" calcext:value-type="percentage">
            <text:p>-2.44%</text:p>
          </table:table-cell>
          <table:table-cell table:style-name="ce56" table:formula="of:=IF([.E9]&gt;0;[.F9]/[.E9]-1.0014;([.F9]-[.E9]))" office:value-type="percentage" office:value="0.0572510263929618" calcext:value-type="percentage">
            <text:p>5.73%</text:p>
          </table:table-cell>
          <table:table-cell table:style-name="ce74" table:formula="of:=IF([.E9]&gt;0; IF([.E9]*1.25 &gt; [.F9];[.E9]*1.25; IF([.E9]*1.25^2 &gt; [.F9];[.E9]*1.25^2; IF([.E9]*1.25^3 &gt; [.F9];[.E9]*1.25^3; IF([.E9]*1.25^4 &gt; [.F9];[.E9]*1.25^4; IF([.E9]*1.25^5 &gt; [.F9];[.E9]*1.25^5; IF([.E9]*1.25^6 &gt; [.F9];[.E9]*1.25^6; IF([.E9]*1.25^7 &gt; [.F9]; [.E9]*1.25^7; IF([.E9]*1.25^8 &gt; [.F9]; [.E9]*1.25^8; IF([.E9]*1.25^9 &gt; [.F9]; [.E9]*1.25^9; [.E9]*1.25^10)))))))));IF(1.25 &gt; [.F9]-[.E9];1.25; IF(1.25^2 &gt; [.F9]-[.E9];1.25^2; IF(1.25^3 &gt; [.F9]-[.E9];1.25^3; IF(1.25^4 &gt; [.F9]-[.E9];1.25^4; IF(1.25^5 &gt; [.F9]-[.E9];1.25^5; IF(1.25^6 &gt; [.F9]-[.E9];1.25^6; IF(1.25^7 &gt; [.F9]-[.E9]; 1.25^7; IF(1.25^8 &gt; [.F9]-[.E9]; 1.25^8; IF(1.25^9 &gt; [.F9]-[.E9]; 1.25^9; IF(1.25^10 &gt; [.F9]-[.E9]; 1.25^10; IF(1.25^11 &gt; [.F9]-[.E9]; 1.25^11; IF(1.25^12 &gt; [.F9]-[.E9]; 1.25^12; IF(1.25^13 &gt; [.F9]-[.E9]; 1.25^13; IF(1.25^14 &gt; [.F9]-[.E9]; 1.25^14; IF(1.25^15 &gt; [.F9]-[.E9]; 1.25^15; IF(1.25^16 &gt; [.F9]-[.E9]; 1.25^16; IF(1.25^17 &gt; [.F9]-[.E9]; 1.25^17; IF(1.25^18 &gt; [.F9]-[.E9]; 1.25^18; IF(1.25^19 &gt; [.F9]-[.E9]; 1.25^19; 1.25^20))))))))))))))))))))" office:value-type="float" office:value="4.2625" calcext:value-type="float">
            <text:p>4.263</text:p>
          </table:table-cell>
          <table:table-cell table:style-name="ce92" table:formula="of:=IF([.F9]&lt;[.E9]*1.25; 0; [.J9]/1.25*0.92)" office:value-type="float" office:value="0" calcext:value-type="float">
            <text:p>0.000</text:p>
          </table:table-cell>
          <table:table-cell table:style-name="ce133" office:value-type="float" office:value="0" calcext:value-type="float">
            <text:p>0.000</text:p>
          </table:table-cell>
        </table:table-row>
        <table:table-row table:style-name="ro2">
          <table:covered-table-cell table:style-name="ce7"/>
          <table:covered-table-cell/>
          <table:table-cell office:value-type="string" calcext:value-type="string">
            <text:p>平安银行</text:p>
          </table:table-cell>
          <table:table-cell office:value-type="percentage" office:value="0.06" calcext:value-type="percentage">
            <text:p>6.00%</text:p>
          </table:table-cell>
          <table:table-cell office:value-type="float" office:value="10.209" calcext:value-type="float">
            <text:p>10.209</text:p>
          </table:table-cell>
          <table:table-cell office:value-type="float" office:value="11.2" calcext:value-type="float">
            <text:p>11.200</text:p>
          </table:table-cell>
          <table:table-cell office:value-type="float" office:value="7.85" calcext:value-type="float">
            <text:p>7.85</text:p>
          </table:table-cell>
          <table:table-cell office:value-type="percentage" office:value="0.0182" calcext:value-type="percentage">
            <text:p>1.82%</text:p>
          </table:table-cell>
          <table:table-cell table:formula="of:=IF([.E10]&gt;0;[.F10]/[.E10]-1.0014;([.F10]-[.E10]))" office:value-type="percentage" office:value="0.0956712116759721" calcext:value-type="percentage">
            <text:p>9.57%</text:p>
          </table:table-cell>
          <table:table-cell table:formula="of:=IF([.E10]&gt;0; IF([.E10]*1.25 &gt; [.F10];[.E10]*1.25; IF([.E10]*1.25^2 &gt; [.F10];[.E10]*1.25^2; IF([.E10]*1.25^3 &gt; [.F10];[.E10]*1.25^3; IF([.E10]*1.25^4 &gt; [.F10];[.E10]*1.25^4; IF([.E10]*1.25^5 &gt; [.F10];[.E10]*1.25^5; IF([.E10]*1.25^6 &gt; [.F10];[.E10]*1.25^6; IF([.E10]*1.25^7 &gt; [.F10]; [.E10]*1.25^7; IF([.E10]*1.25^8 &gt; [.F10]; [.E10]*1.25^8; IF([.E10]*1.25^9 &gt; [.F10]; [.E10]*1.25^9; [.E10]*1.25^10)))))))));IF(1.25 &gt; [.F10]-[.E10];1.25; IF(1.25^2 &gt; [.F10]-[.E10];1.25^2; IF(1.25^3 &gt; [.F10]-[.E10];1.25^3; IF(1.25^4 &gt; [.F10]-[.E10];1.25^4; IF(1.25^5 &gt; [.F10]-[.E10];1.25^5; IF(1.25^6 &gt; [.F10]-[.E10];1.25^6; IF(1.25^7 &gt; [.F10]-[.E10]; 1.25^7; IF(1.25^8 &gt; [.F10]-[.E10]; 1.25^8; IF(1.25^9 &gt; [.F10]-[.E10]; 1.25^9; IF(1.25^10 &gt; [.F10]-[.E10]; 1.25^10; IF(1.25^11 &gt; [.F10]-[.E10]; 1.25^11; IF(1.25^12 &gt; [.F10]-[.E10]; 1.25^12; IF(1.25^13 &gt; [.F10]-[.E10]; 1.25^13; IF(1.25^14 &gt; [.F10]-[.E10]; 1.25^14; IF(1.25^15 &gt; [.F10]-[.E10]; 1.25^15; IF(1.25^16 &gt; [.F10]-[.E10]; 1.25^16; IF(1.25^17 &gt; [.F10]-[.E10]; 1.25^17; IF(1.25^18 &gt; [.F10]-[.E10]; 1.25^18; IF(1.25^19 &gt; [.F10]-[.E10]; 1.25^19; 1.25^20))))))))))))))))))))" office:value-type="float" office:value="12.76125" calcext:value-type="float">
            <text:p>12.761</text:p>
          </table:table-cell>
          <table:table-cell table:style-name="ce94" table:formula="of:=IF([.F10]&lt;[.E10]*1.25; 0; [.J10]/1.25*0.92)" office:value-type="float" office:value="0" calcext:value-type="float">
            <text:p>0.000</text:p>
          </table:table-cell>
          <table:table-cell table:style-name="ce136" office:value-type="float" office:value="0" calcext:value-type="float">
            <text:p>0.000</text:p>
          </table:table-cell>
        </table:table-row>
        <table:table-row table:style-name="ro4">
          <table:table-cell table:style-name="ce5" office:value-type="string" calcext:value-type="string" table:number-columns-spanned="1" table:number-rows-spanned="5">
            <text:p>非银金融</text:p>
          </table:table-cell>
          <table:table-cell table:style-name="ce19" office:value-type="percentage" office:value="0.0989" calcext:value-type="percentage" table:number-columns-spanned="1" table:number-rows-spanned="5">
            <text:p>9.89%</text:p>
          </table:table-cell>
          <table:table-cell office:value-type="string" calcext:value-type="string">
            <text:p>中国平安</text:p>
          </table:table-cell>
          <table:table-cell office:value-type="percentage" office:value="0.0491" calcext:value-type="percentage">
            <text:p>4.91%</text:p>
          </table:table-cell>
          <table:table-cell office:value-type="float" office:value="63.088" calcext:value-type="float">
            <text:p>63.088</text:p>
          </table:table-cell>
          <table:table-cell office:value-type="float" office:value="63.21" calcext:value-type="float">
            <text:p>63.210</text:p>
          </table:table-cell>
          <table:table-cell office:value-type="float" office:value="11.31" calcext:value-type="float">
            <text:p>11.31</text:p>
          </table:table-cell>
          <table:table-cell office:value-type="percentage" office:value="0.0313" calcext:value-type="percentage">
            <text:p>3.13%</text:p>
          </table:table-cell>
          <table:table-cell table:style-name="ce42" table:formula="of:=IF([.E11]&gt;0;[.F11]/[.E11]-1.0014;([.F11]-[.E11]))" office:value-type="percentage" office:value="0.000533806746132237" calcext:value-type="percentage">
            <text:p>0.05%</text:p>
          </table:table-cell>
          <table:table-cell table:style-name="ce66" table:formula="of:=IF([.E11]&gt;0; IF([.E11]*1.25 &gt; [.F11];[.E11]*1.25; IF([.E11]*1.25^2 &gt; [.F11];[.E11]*1.25^2; IF([.E11]*1.25^3 &gt; [.F11];[.E11]*1.25^3; IF([.E11]*1.25^4 &gt; [.F11];[.E11]*1.25^4; IF([.E11]*1.25^5 &gt; [.F11];[.E11]*1.25^5; IF([.E11]*1.25^6 &gt; [.F11];[.E11]*1.25^6; IF([.E11]*1.25^7 &gt; [.F11]; [.E11]*1.25^7; IF([.E11]*1.25^8 &gt; [.F11]; [.E11]*1.25^8; IF([.E11]*1.25^9 &gt; [.F11]; [.E11]*1.25^9; [.E11]*1.25^10)))))))));IF(1.25 &gt; [.F11]-[.E11];1.25; IF(1.25^2 &gt; [.F11]-[.E11];1.25^2; IF(1.25^3 &gt; [.F11]-[.E11];1.25^3; IF(1.25^4 &gt; [.F11]-[.E11];1.25^4; IF(1.25^5 &gt; [.F11]-[.E11];1.25^5; IF(1.25^6 &gt; [.F11]-[.E11];1.25^6; IF(1.25^7 &gt; [.F11]-[.E11]; 1.25^7; IF(1.25^8 &gt; [.F11]-[.E11]; 1.25^8; IF(1.25^9 &gt; [.F11]-[.E11]; 1.25^9; IF(1.25^10 &gt; [.F11]-[.E11]; 1.25^10; IF(1.25^11 &gt; [.F11]-[.E11]; 1.25^11; IF(1.25^12 &gt; [.F11]-[.E11]; 1.25^12; IF(1.25^13 &gt; [.F11]-[.E11]; 1.25^13; IF(1.25^14 &gt; [.F11]-[.E11]; 1.25^14; IF(1.25^15 &gt; [.F11]-[.E11]; 1.25^15; IF(1.25^16 &gt; [.F11]-[.E11]; 1.25^16; IF(1.25^17 &gt; [.F11]-[.E11]; 1.25^17; IF(1.25^18 &gt; [.F11]-[.E11]; 1.25^18; IF(1.25^19 &gt; [.F11]-[.E11]; 1.25^19; 1.25^20))))))))))))))))))))" office:value-type="float" office:value="78.86" calcext:value-type="float">
            <text:p>78.860</text:p>
          </table:table-cell>
          <table:table-cell table:style-name="ce107" table:formula="of:=IF([.F11]&lt;[.E11]*1.25; 0; [.J11]/1.25*0.92)" office:value-type="float" office:value="0" calcext:value-type="float">
            <text:p>0.000</text:p>
          </table:table-cell>
          <table:table-cell table:style-name="ce183" office:value-type="float" office:value="0" calcext:value-type="float">
            <text:p>0.000</text:p>
          </table:table-cell>
        </table:table-row>
        <table:table-row table:style-name="ro4">
          <table:covered-table-cell table:style-name="ce5"/>
          <table:covered-table-cell/>
          <table:table-cell office:value-type="string" calcext:value-type="string">
            <text:p>新华保险H</text:p>
          </table:table-cell>
          <table:table-cell office:value-type="percentage" office:value="0.0219" calcext:value-type="percentage">
            <text:p>2.19%</text:p>
          </table:table-cell>
          <table:table-cell office:value-type="float" office:value="34.5" calcext:value-type="float">
            <text:p>34.500</text:p>
          </table:table-cell>
          <table:table-cell office:value-type="float" office:value="32.2" calcext:value-type="float">
            <text:p>32.200</text:p>
          </table:table-cell>
          <table:table-cell office:value-type="float" office:value="10.81" calcext:value-type="float">
            <text:p>10.81</text:p>
          </table:table-cell>
          <table:table-cell office:value-type="percentage" office:value="0.0623" calcext:value-type="percentage">
            <text:p>6.23%</text:p>
          </table:table-cell>
          <table:table-cell table:style-name="ce43" table:formula="of:=IF([.E12]&gt;0;[.F12]/[.E12]-1.0014;([.F12]-[.E12]))" office:value-type="percentage" office:value="-0.0680666666666666" calcext:value-type="percentage">
            <text:p>-6.81%</text:p>
          </table:table-cell>
          <table:table-cell table:style-name="ce69" table:formula="of:=IF([.E12]&gt;0; IF([.E12]*1.25 &gt; [.F12];[.E12]*1.25; IF([.E12]*1.25^2 &gt; [.F12];[.E12]*1.25^2; IF([.E12]*1.25^3 &gt; [.F12];[.E12]*1.25^3; IF([.E12]*1.25^4 &gt; [.F12];[.E12]*1.25^4; IF([.E12]*1.25^5 &gt; [.F12];[.E12]*1.25^5; IF([.E12]*1.25^6 &gt; [.F12];[.E12]*1.25^6; IF([.E12]*1.25^7 &gt; [.F12]; [.E12]*1.25^7; IF([.E12]*1.25^8 &gt; [.F12]; [.E12]*1.25^8; IF([.E12]*1.25^9 &gt; [.F12]; [.E12]*1.25^9; [.E12]*1.25^10)))))))));IF(1.25 &gt; [.F12]-[.E12];1.25; IF(1.25^2 &gt; [.F12]-[.E12];1.25^2; IF(1.25^3 &gt; [.F12]-[.E12];1.25^3; IF(1.25^4 &gt; [.F12]-[.E12];1.25^4; IF(1.25^5 &gt; [.F12]-[.E12];1.25^5; IF(1.25^6 &gt; [.F12]-[.E12];1.25^6; IF(1.25^7 &gt; [.F12]-[.E12]; 1.25^7; IF(1.25^8 &gt; [.F12]-[.E12]; 1.25^8; IF(1.25^9 &gt; [.F12]-[.E12]; 1.25^9; IF(1.25^10 &gt; [.F12]-[.E12]; 1.25^10; IF(1.25^11 &gt; [.F12]-[.E12]; 1.25^11; IF(1.25^12 &gt; [.F12]-[.E12]; 1.25^12; IF(1.25^13 &gt; [.F12]-[.E12]; 1.25^13; IF(1.25^14 &gt; [.F12]-[.E12]; 1.25^14; IF(1.25^15 &gt; [.F12]-[.E12]; 1.25^15; IF(1.25^16 &gt; [.F12]-[.E12]; 1.25^16; IF(1.25^17 &gt; [.F12]-[.E12]; 1.25^17; IF(1.25^18 &gt; [.F12]-[.E12]; 1.25^18; IF(1.25^19 &gt; [.F12]-[.E12]; 1.25^19; 1.25^20))))))))))))))))))))" office:value-type="float" office:value="43.125" calcext:value-type="float">
            <text:p>43.125</text:p>
          </table:table-cell>
          <table:table-cell table:style-name="ce135" table:formula="of:=IF([.F12]&lt;[.E12]*1.25; 0; [.J12]/1.25*0.92)" office:value-type="float" office:value="0" calcext:value-type="float">
            <text:p>0.000</text:p>
          </table:table-cell>
          <table:table-cell table:style-name="ce184" office:value-type="float" office:value="0" calcext:value-type="float">
            <text:p>0.000</text:p>
          </table:table-cell>
        </table:table-row>
        <table:table-row table:style-name="ro4">
          <table:covered-table-cell table:style-name="ce5"/>
          <table:covered-table-cell/>
          <table:table-cell office:value-type="string" calcext:value-type="string">
            <text:p>中信证券LS</text:p>
          </table:table-cell>
          <table:table-cell office:value-type="percentage" office:value="0.013" calcext:value-type="percentage">
            <text:p>1.30%</text:p>
          </table:table-cell>
          <table:table-cell office:value-type="float" office:value="16.896" calcext:value-type="float">
            <text:p>16.896</text:p>
          </table:table-cell>
          <table:table-cell office:value-type="float" office:value="18.58" calcext:value-type="float">
            <text:p>18.580</text:p>
          </table:table-cell>
          <table:table-cell office:value-type="float" office:value="20.81" calcext:value-type="float">
            <text:p>20.81</text:p>
          </table:table-cell>
          <table:table-cell office:value-type="percentage" office:value="0.0299" calcext:value-type="percentage">
            <text:p>2.99%</text:p>
          </table:table-cell>
          <table:table-cell table:style-name="ce42" table:formula="of:=IF([.E13]&gt;0;[.F13]/[.E13]-1.0014;([.F13]-[.E13]))" office:value-type="percentage" office:value="0.0982685606060605" calcext:value-type="percentage">
            <text:p>9.83%</text:p>
          </table:table-cell>
          <table:table-cell table:style-name="ce66" table:formula="of:=IF([.E13]&gt;0; IF([.E13]*1.25 &gt; [.F13];[.E13]*1.25; IF([.E13]*1.25^2 &gt; [.F13];[.E13]*1.25^2; IF([.E13]*1.25^3 &gt; [.F13];[.E13]*1.25^3; IF([.E13]*1.25^4 &gt; [.F13];[.E13]*1.25^4; IF([.E13]*1.25^5 &gt; [.F13];[.E13]*1.25^5; IF([.E13]*1.25^6 &gt; [.F13];[.E13]*1.25^6; IF([.E13]*1.25^7 &gt; [.F13]; [.E13]*1.25^7; IF([.E13]*1.25^8 &gt; [.F13]; [.E13]*1.25^8; IF([.E13]*1.25^9 &gt; [.F13]; [.E13]*1.25^9; [.E13]*1.25^10)))))))));IF(1.25 &gt; [.F13]-[.E13];1.25; IF(1.25^2 &gt; [.F13]-[.E13];1.25^2; IF(1.25^3 &gt; [.F13]-[.E13];1.25^3; IF(1.25^4 &gt; [.F13]-[.E13];1.25^4; IF(1.25^5 &gt; [.F13]-[.E13];1.25^5; IF(1.25^6 &gt; [.F13]-[.E13];1.25^6; IF(1.25^7 &gt; [.F13]-[.E13]; 1.25^7; IF(1.25^8 &gt; [.F13]-[.E13]; 1.25^8; IF(1.25^9 &gt; [.F13]-[.E13]; 1.25^9; IF(1.25^10 &gt; [.F13]-[.E13]; 1.25^10; IF(1.25^11 &gt; [.F13]-[.E13]; 1.25^11; IF(1.25^12 &gt; [.F13]-[.E13]; 1.25^12; IF(1.25^13 &gt; [.F13]-[.E13]; 1.25^13; IF(1.25^14 &gt; [.F13]-[.E13]; 1.25^14; IF(1.25^15 &gt; [.F13]-[.E13]; 1.25^15; IF(1.25^16 &gt; [.F13]-[.E13]; 1.25^16; IF(1.25^17 &gt; [.F13]-[.E13]; 1.25^17; IF(1.25^18 &gt; [.F13]-[.E13]; 1.25^18; IF(1.25^19 &gt; [.F13]-[.E13]; 1.25^19; 1.25^20))))))))))))))))))))" office:value-type="float" office:value="21.12" calcext:value-type="float">
            <text:p>21.120</text:p>
          </table:table-cell>
          <table:table-cell table:style-name="ce137" table:formula="of:=IF([.F13]&lt;[.E13]*1.25; 0; [.J13]/1.25*0.92)" office:value-type="float" office:value="0" calcext:value-type="float">
            <text:p>0.000</text:p>
          </table:table-cell>
          <table:table-cell table:style-name="ce164" office:value-type="float" office:value="0" calcext:value-type="float">
            <text:p>0.000</text:p>
          </table:table-cell>
        </table:table-row>
        <table:table-row table:style-name="ro4">
          <table:covered-table-cell table:style-name="ce5"/>
          <table:covered-table-cell/>
          <table:table-cell office:value-type="string" calcext:value-type="string">
            <text:p>中信证券DXN</text:p>
          </table:table-cell>
          <table:table-cell office:value-type="percentage" office:value="0.0072" calcext:value-type="percentage">
            <text:p>0.72%</text:p>
          </table:table-cell>
          <table:table-cell office:value-type="float" office:value="18.11" calcext:value-type="float">
            <text:p>18.110</text:p>
          </table:table-cell>
          <table:table-cell office:value-type="float" office:value="18.58" calcext:value-type="float">
            <text:p>18.580</text:p>
          </table:table-cell>
          <table:table-cell office:value-type="float" office:value="20.81" calcext:value-type="float">
            <text:p>20.81</text:p>
          </table:table-cell>
          <table:table-cell office:value-type="percentage" office:value="0.0299" calcext:value-type="percentage">
            <text:p>2.99%</text:p>
          </table:table-cell>
          <table:table-cell table:style-name="ce42" table:formula="of:=IF([.E14]&gt;0;[.F14]/[.E14]-1.0014;([.F14]-[.E14]))" office:value-type="percentage" office:value="0.0245525124240749" calcext:value-type="percentage">
            <text:p>2.46%</text:p>
          </table:table-cell>
          <table:table-cell table:style-name="ce66" table:formula="of:=IF([.E14]&gt;0; IF([.E14]*1.25 &gt; [.F14];[.E14]*1.25; IF([.E14]*1.25^2 &gt; [.F14];[.E14]*1.25^2; IF([.E14]*1.25^3 &gt; [.F14];[.E14]*1.25^3; IF([.E14]*1.25^4 &gt; [.F14];[.E14]*1.25^4; IF([.E14]*1.25^5 &gt; [.F14];[.E14]*1.25^5; IF([.E14]*1.25^6 &gt; [.F14];[.E14]*1.25^6; IF([.E14]*1.25^7 &gt; [.F14]; [.E14]*1.25^7; IF([.E14]*1.25^8 &gt; [.F14]; [.E14]*1.25^8; IF([.E14]*1.25^9 &gt; [.F14]; [.E14]*1.25^9; [.E14]*1.25^10)))))))));IF(1.25 &gt; [.F14]-[.E14];1.25; IF(1.25^2 &gt; [.F14]-[.E14];1.25^2; IF(1.25^3 &gt; [.F14]-[.E14];1.25^3; IF(1.25^4 &gt; [.F14]-[.E14];1.25^4; IF(1.25^5 &gt; [.F14]-[.E14];1.25^5; IF(1.25^6 &gt; [.F14]-[.E14];1.25^6; IF(1.25^7 &gt; [.F14]-[.E14]; 1.25^7; IF(1.25^8 &gt; [.F14]-[.E14]; 1.25^8; IF(1.25^9 &gt; [.F14]-[.E14]; 1.25^9; IF(1.25^10 &gt; [.F14]-[.E14]; 1.25^10; IF(1.25^11 &gt; [.F14]-[.E14]; 1.25^11; IF(1.25^12 &gt; [.F14]-[.E14]; 1.25^12; IF(1.25^13 &gt; [.F14]-[.E14]; 1.25^13; IF(1.25^14 &gt; [.F14]-[.E14]; 1.25^14; IF(1.25^15 &gt; [.F14]-[.E14]; 1.25^15; IF(1.25^16 &gt; [.F14]-[.E14]; 1.25^16; IF(1.25^17 &gt; [.F14]-[.E14]; 1.25^17; IF(1.25^18 &gt; [.F14]-[.E14]; 1.25^18; IF(1.25^19 &gt; [.F14]-[.E14]; 1.25^19; 1.25^20))))))))))))))))))))" office:value-type="float" office:value="22.6375" calcext:value-type="float">
            <text:p>22.638</text:p>
          </table:table-cell>
          <table:table-cell table:style-name="ce139" table:formula="of:=IF([.F14]&lt;[.E14]*1.25; 0; [.J14]/1.25*0.92)" office:value-type="float" office:value="0" calcext:value-type="float">
            <text:p>0.000</text:p>
          </table:table-cell>
          <table:table-cell table:style-name="ce186" office:value-type="float" office:value="0" calcext:value-type="float">
            <text:p>0.000</text:p>
          </table:table-cell>
        </table:table-row>
        <table:table-row table:style-name="ro4">
          <table:covered-table-cell table:style-name="ce5"/>
          <table:covered-table-cell/>
          <table:table-cell office:value-type="string" calcext:value-type="string">
            <text:p>华泰证券</text:p>
          </table:table-cell>
          <table:table-cell office:value-type="percentage" office:value="0.0077" calcext:value-type="percentage">
            <text:p>0.77%</text:p>
          </table:table-cell>
          <table:table-cell office:value-type="float" office:value="16.94" calcext:value-type="float">
            <text:p>16.940</text:p>
          </table:table-cell>
          <table:table-cell office:value-type="float" office:value="19.74" calcext:value-type="float">
            <text:p>19.740</text:p>
          </table:table-cell>
          <table:table-cell office:value-type="float" office:value="18" calcext:value-type="float">
            <text:p>18.00</text:p>
          </table:table-cell>
          <table:table-cell office:value-type="percentage" office:value="0.05" calcext:value-type="percentage">
            <text:p>5.00%</text:p>
          </table:table-cell>
          <table:table-cell table:style-name="ce42" table:formula="of:=IF([.E15]&gt;0;[.F15]/[.E15]-1.0014;([.F15]-[.E15]))" office:value-type="percentage" office:value="0.163889256198347" calcext:value-type="percentage">
            <text:p>16.39%</text:p>
          </table:table-cell>
          <table:table-cell table:style-name="ce66" table:formula="of:=IF([.E15]&gt;0; IF([.E15]*1.25 &gt; [.F15];[.E15]*1.25; IF([.E15]*1.25^2 &gt; [.F15];[.E15]*1.25^2; IF([.E15]*1.25^3 &gt; [.F15];[.E15]*1.25^3; IF([.E15]*1.25^4 &gt; [.F15];[.E15]*1.25^4; IF([.E15]*1.25^5 &gt; [.F15];[.E15]*1.25^5; IF([.E15]*1.25^6 &gt; [.F15];[.E15]*1.25^6; IF([.E15]*1.25^7 &gt; [.F15]; [.E15]*1.25^7; IF([.E15]*1.25^8 &gt; [.F15]; [.E15]*1.25^8; IF([.E15]*1.25^9 &gt; [.F15]; [.E15]*1.25^9; [.E15]*1.25^10)))))))));IF(1.25 &gt; [.F15]-[.E15];1.25; IF(1.25^2 &gt; [.F15]-[.E15];1.25^2; IF(1.25^3 &gt; [.F15]-[.E15];1.25^3; IF(1.25^4 &gt; [.F15]-[.E15];1.25^4; IF(1.25^5 &gt; [.F15]-[.E15];1.25^5; IF(1.25^6 &gt; [.F15]-[.E15];1.25^6; IF(1.25^7 &gt; [.F15]-[.E15]; 1.25^7; IF(1.25^8 &gt; [.F15]-[.E15]; 1.25^8; IF(1.25^9 &gt; [.F15]-[.E15]; 1.25^9; IF(1.25^10 &gt; [.F15]-[.E15]; 1.25^10; IF(1.25^11 &gt; [.F15]-[.E15]; 1.25^11; IF(1.25^12 &gt; [.F15]-[.E15]; 1.25^12; IF(1.25^13 &gt; [.F15]-[.E15]; 1.25^13; IF(1.25^14 &gt; [.F15]-[.E15]; 1.25^14; IF(1.25^15 &gt; [.F15]-[.E15]; 1.25^15; IF(1.25^16 &gt; [.F15]-[.E15]; 1.25^16; IF(1.25^17 &gt; [.F15]-[.E15]; 1.25^17; IF(1.25^18 &gt; [.F15]-[.E15]; 1.25^18; IF(1.25^19 &gt; [.F15]-[.E15]; 1.25^19; 1.25^20))))))))))))))))))))" office:value-type="float" office:value="21.175" calcext:value-type="float">
            <text:p>21.175</text:p>
          </table:table-cell>
          <table:table-cell table:style-name="ce140" table:formula="of:=IF([.F15]&lt;[.E15]*1.25; 0; [.J15]/1.25*0.92)" office:value-type="float" office:value="0" calcext:value-type="float">
            <text:p>0.000</text:p>
          </table:table-cell>
          <table:table-cell table:style-name="ce188" office:value-type="float" office:value="0" calcext:value-type="float">
            <text:p>0.000</text:p>
          </table:table-cell>
        </table:table-row>
        <table:table-row table:style-name="ro2">
          <table:table-cell table:style-name="ce8" office:value-type="string" calcext:value-type="string">
            <text:p>房地产</text:p>
          </table:table-cell>
          <table:table-cell table:style-name="ce19" office:value-type="percentage" office:value="0.1041" calcext:value-type="percentage">
            <text:p>10.41%</text:p>
          </table:table-cell>
          <table:table-cell office:value-type="string" calcext:value-type="string">
            <text:p>融创中国</text:p>
          </table:table-cell>
          <table:table-cell office:value-type="percentage" office:value="0.1041" calcext:value-type="percentage">
            <text:p>10.41%</text:p>
          </table:table-cell>
          <table:table-cell office:value-type="float" office:value="27.05" calcext:value-type="float">
            <text:p>27.050</text:p>
          </table:table-cell>
          <table:table-cell office:value-type="float" office:value="33.1" calcext:value-type="float">
            <text:p>33.100</text:p>
          </table:table-cell>
          <table:table-cell office:value-type="float" office:value="7.76" calcext:value-type="float">
            <text:p>7.76</text:p>
          </table:table-cell>
          <table:table-cell office:value-type="percentage" office:value="0.1831" calcext:value-type="percentage">
            <text:p>18.31%</text:p>
          </table:table-cell>
          <table:table-cell table:style-name="ce45" table:formula="of:=IF([.E16]&gt;0;[.F16]/[.E16]-1.0014;([.F16]-[.E16]))" office:value-type="percentage" office:value="0.22225988909427" calcext:value-type="percentage">
            <text:p>22.23%</text:p>
          </table:table-cell>
          <table:table-cell table:style-name="ce73" table:formula="of:=IF([.E16]&gt;0; IF([.E16]*1.25 &gt; [.F16];[.E16]*1.25; IF([.E16]*1.25^2 &gt; [.F16];[.E16]*1.25^2; IF([.E16]*1.25^3 &gt; [.F16];[.E16]*1.25^3; IF([.E16]*1.25^4 &gt; [.F16];[.E16]*1.25^4; IF([.E16]*1.25^5 &gt; [.F16];[.E16]*1.25^5; IF([.E16]*1.25^6 &gt; [.F16];[.E16]*1.25^6; IF([.E16]*1.25^7 &gt; [.F16]; [.E16]*1.25^7; IF([.E16]*1.25^8 &gt; [.F16]; [.E16]*1.25^8; IF([.E16]*1.25^9 &gt; [.F16]; [.E16]*1.25^9; [.E16]*1.25^10)))))))));IF(1.25 &gt; [.F16]-[.E16];1.25; IF(1.25^2 &gt; [.F16]-[.E16];1.25^2; IF(1.25^3 &gt; [.F16]-[.E16];1.25^3; IF(1.25^4 &gt; [.F16]-[.E16];1.25^4; IF(1.25^5 &gt; [.F16]-[.E16];1.25^5; IF(1.25^6 &gt; [.F16]-[.E16];1.25^6; IF(1.25^7 &gt; [.F16]-[.E16]; 1.25^7; IF(1.25^8 &gt; [.F16]-[.E16]; 1.25^8; IF(1.25^9 &gt; [.F16]-[.E16]; 1.25^9; IF(1.25^10 &gt; [.F16]-[.E16]; 1.25^10; IF(1.25^11 &gt; [.F16]-[.E16]; 1.25^11; IF(1.25^12 &gt; [.F16]-[.E16]; 1.25^12; IF(1.25^13 &gt; [.F16]-[.E16]; 1.25^13; IF(1.25^14 &gt; [.F16]-[.E16]; 1.25^14; IF(1.25^15 &gt; [.F16]-[.E16]; 1.25^15; IF(1.25^16 &gt; [.F16]-[.E16]; 1.25^16; IF(1.25^17 &gt; [.F16]-[.E16]; 1.25^17; IF(1.25^18 &gt; [.F16]-[.E16]; 1.25^18; IF(1.25^19 &gt; [.F16]-[.E16]; 1.25^19; 1.25^20))))))))))))))))))))" office:value-type="float" office:value="33.8125" calcext:value-type="float">
            <text:p>33.813</text:p>
          </table:table-cell>
          <table:table-cell table:style-name="ce141" table:formula="of:=IF([.F16]&lt;[.E16]*1.25; 0; [.J16]/1.25*0.92)" office:value-type="float" office:value="0" calcext:value-type="float">
            <text:p>0.000</text:p>
          </table:table-cell>
          <table:table-cell table:style-name="ce189" office:value-type="float" office:value="0" calcext:value-type="float">
            <text:p>0.000</text:p>
          </table:table-cell>
        </table:table-row>
        <table:table-row table:style-name="ro3">
          <table:table-cell table:style-name="ce6" office:value-type="string" calcext:value-type="string" table:number-columns-spanned="1" table:number-rows-spanned="2">
            <text:p>电子</text:p>
          </table:table-cell>
          <table:table-cell table:style-name="ce19" office:value-type="percentage" office:value="0.0385" calcext:value-type="percentage" table:number-columns-spanned="1" table:number-rows-spanned="2">
            <text:p>3.85%</text:p>
          </table:table-cell>
          <table:table-cell office:value-type="string" calcext:value-type="string">
            <text:p>北京君正DXN1</text:p>
          </table:table-cell>
          <table:table-cell office:value-type="percentage" office:value="0.015" calcext:value-type="percentage">
            <text:p>1.50%</text:p>
          </table:table-cell>
          <table:table-cell office:value-type="float" office:value="-3.97" calcext:value-type="float">
            <text:p>-3.970</text:p>
          </table:table-cell>
          <table:table-cell office:value-type="float" office:value="20.18" calcext:value-type="float">
            <text:p>20.180</text:p>
          </table:table-cell>
          <table:table-cell office:value-type="float" office:value="198.34" calcext:value-type="float">
            <text:p>198.34</text:p>
          </table:table-cell>
          <table:table-cell office:value-type="percentage" office:value="0.008" calcext:value-type="percentage">
            <text:p>0.80%</text:p>
          </table:table-cell>
          <table:table-cell table:style-name="ce46" table:formula="of:=IF([.E17]&gt;0;[.F17]/[.E17]-1.0014;([.F17]-[.E17]))" office:value-type="percentage" office:value="24.15" calcext:value-type="percentage">
            <text:p>2415.00%</text:p>
          </table:table-cell>
          <table:table-cell table:style-name="ce75" table:formula="of:=IF([.E17]&gt;0; IF([.E17]*1.25 &gt; [.F17];[.E17]*1.25; IF([.E17]*1.25^2 &gt; [.F17];[.E17]*1.25^2; IF([.E17]*1.25^3 &gt; [.F17];[.E17]*1.25^3; IF([.E17]*1.25^4 &gt; [.F17];[.E17]*1.25^4; IF([.E17]*1.25^5 &gt; [.F17];[.E17]*1.25^5; IF([.E17]*1.25^6 &gt; [.F17];[.E17]*1.25^6; IF([.E17]*1.25^7 &gt; [.F17]; [.E17]*1.25^7; IF([.E17]*1.25^8 &gt; [.F17]; [.E17]*1.25^8; IF([.E17]*1.25^9 &gt; [.F17]; [.E17]*1.25^9; [.E17]*1.25^10)))))))));IF(1.25 &gt; [.F17]-[.E17];1.25; IF(1.25^2 &gt; [.F17]-[.E17];1.25^2; IF(1.25^3 &gt; [.F17]-[.E17];1.25^3; IF(1.25^4 &gt; [.F17]-[.E17];1.25^4; IF(1.25^5 &gt; [.F17]-[.E17];1.25^5; IF(1.25^6 &gt; [.F17]-[.E17];1.25^6; IF(1.25^7 &gt; [.F17]-[.E17]; 1.25^7; IF(1.25^8 &gt; [.F17]-[.E17]; 1.25^8; IF(1.25^9 &gt; [.F17]-[.E17]; 1.25^9; IF(1.25^10 &gt; [.F17]-[.E17]; 1.25^10; IF(1.25^11 &gt; [.F17]-[.E17]; 1.25^11; IF(1.25^12 &gt; [.F17]-[.E17]; 1.25^12; IF(1.25^13 &gt; [.F17]-[.E17]; 1.25^13; IF(1.25^14 &gt; [.F17]-[.E17]; 1.25^14; IF(1.25^15 &gt; [.F17]-[.E17]; 1.25^15; IF(1.25^16 &gt; [.F17]-[.E17]; 1.25^16; IF(1.25^17 &gt; [.F17]-[.E17]; 1.25^17; IF(1.25^18 &gt; [.F17]-[.E17]; 1.25^18; IF(1.25^19 &gt; [.F17]-[.E17]; 1.25^19; 1.25^20))))))))))))))))))))" office:value-type="float" office:value="28.421709430404" calcext:value-type="float">
            <text:p>28.422</text:p>
          </table:table-cell>
          <table:table-cell table:style-name="ce144" table:formula="of:=IF([.F17]&lt;[.E17]*1.25; 0; [.J17]/1.25*0.92)" office:value-type="float" office:value="20.9183781407773" calcext:value-type="float">
            <text:p>20.918</text:p>
          </table:table-cell>
          <table:table-cell table:style-name="ce190" office:value-type="float" office:value="0" calcext:value-type="float">
            <text:p>0.000</text:p>
          </table:table-cell>
        </table:table-row>
        <table:table-row table:style-name="ro3">
          <table:covered-table-cell table:style-name="ce6"/>
          <table:covered-table-cell/>
          <table:table-cell office:value-type="string" calcext:value-type="string">
            <text:p>北京君正DXN2</text:p>
          </table:table-cell>
          <table:table-cell office:value-type="percentage" office:value="0.0235" calcext:value-type="percentage">
            <text:p>2.35%</text:p>
          </table:table-cell>
          <table:table-cell office:value-type="float" office:value="22.556" calcext:value-type="float">
            <text:p>22.556</text:p>
          </table:table-cell>
          <table:table-cell office:value-type="float" office:value="20.18" calcext:value-type="float">
            <text:p>20.180</text:p>
          </table:table-cell>
          <table:table-cell office:value-type="float" office:value="198.34" calcext:value-type="float">
            <text:p>198.34</text:p>
          </table:table-cell>
          <table:table-cell office:value-type="percentage" office:value="0.008" calcext:value-type="percentage">
            <text:p>0.80%</text:p>
          </table:table-cell>
          <table:table-cell table:style-name="ce47" table:formula="of:=IF([.E18]&gt;0;[.F18]/[.E18]-1.0014;([.F18]-[.E18]))" office:value-type="percentage" office:value="-0.106737825855648" calcext:value-type="percentage">
            <text:p>-10.67%</text:p>
          </table:table-cell>
          <table:table-cell table:style-name="ce78" table:formula="of:=IF([.E18]&gt;0; IF([.E18]*1.25 &gt; [.F18];[.E18]*1.25; IF([.E18]*1.25^2 &gt; [.F18];[.E18]*1.25^2; IF([.E18]*1.25^3 &gt; [.F18];[.E18]*1.25^3; IF([.E18]*1.25^4 &gt; [.F18];[.E18]*1.25^4; IF([.E18]*1.25^5 &gt; [.F18];[.E18]*1.25^5; IF([.E18]*1.25^6 &gt; [.F18];[.E18]*1.25^6; IF([.E18]*1.25^7 &gt; [.F18]; [.E18]*1.25^7; IF([.E18]*1.25^8 &gt; [.F18]; [.E18]*1.25^8; IF([.E18]*1.25^9 &gt; [.F18]; [.E18]*1.25^9; [.E18]*1.25^10)))))))));IF(1.25 &gt; [.F18]-[.E18];1.25; IF(1.25^2 &gt; [.F18]-[.E18];1.25^2; IF(1.25^3 &gt; [.F18]-[.E18];1.25^3; IF(1.25^4 &gt; [.F18]-[.E18];1.25^4; IF(1.25^5 &gt; [.F18]-[.E18];1.25^5; IF(1.25^6 &gt; [.F18]-[.E18];1.25^6; IF(1.25^7 &gt; [.F18]-[.E18]; 1.25^7; IF(1.25^8 &gt; [.F18]-[.E18]; 1.25^8; IF(1.25^9 &gt; [.F18]-[.E18]; 1.25^9; IF(1.25^10 &gt; [.F18]-[.E18]; 1.25^10; IF(1.25^11 &gt; [.F18]-[.E18]; 1.25^11; IF(1.25^12 &gt; [.F18]-[.E18]; 1.25^12; IF(1.25^13 &gt; [.F18]-[.E18]; 1.25^13; IF(1.25^14 &gt; [.F18]-[.E18]; 1.25^14; IF(1.25^15 &gt; [.F18]-[.E18]; 1.25^15; IF(1.25^16 &gt; [.F18]-[.E18]; 1.25^16; IF(1.25^17 &gt; [.F18]-[.E18]; 1.25^17; IF(1.25^18 &gt; [.F18]-[.E18]; 1.25^18; IF(1.25^19 &gt; [.F18]-[.E18]; 1.25^19; 1.25^20))))))))))))))))))))" office:value-type="float" office:value="28.195" calcext:value-type="float">
            <text:p>28.195</text:p>
          </table:table-cell>
          <table:table-cell table:style-name="ce145" table:formula="of:=IF([.F18]&lt;[.E18]*1.25; 0; [.J18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2">
            <text:p>家用电器</text:p>
          </table:table-cell>
          <table:table-cell table:style-name="ce19" office:value-type="percentage" office:value="0.0342" calcext:value-type="percentage" table:number-columns-spanned="1" table:number-rows-spanned="2">
            <text:p>3.42%</text:p>
          </table:table-cell>
          <table:table-cell office:value-type="string" calcext:value-type="string">
            <text:p>格力电器</text:p>
          </table:table-cell>
          <table:table-cell office:value-type="percentage" office:value="0.0033" calcext:value-type="percentage">
            <text:p>0.33%</text:p>
          </table:table-cell>
          <table:table-cell office:value-type="float" office:value="75.479" calcext:value-type="float">
            <text:p>75.479</text:p>
          </table:table-cell>
          <table:table-cell office:value-type="float" office:value="41.96" calcext:value-type="float">
            <text:p>41.960</text:p>
          </table:table-cell>
          <table:table-cell office:value-type="float" office:value="9" calcext:value-type="float">
            <text:p>9.00</text:p>
          </table:table-cell>
          <table:table-cell office:value-type="percentage" office:value="0.0516" calcext:value-type="percentage">
            <text:p>5.16%</text:p>
          </table:table-cell>
          <table:table-cell table:formula="of:=IF([.E19]&gt;0;[.F19]/[.E19]-1.0014;([.F19]-[.E19]))" office:value-type="percentage" office:value="-0.445483784893812" calcext:value-type="percentage">
            <text:p>-44.55%</text:p>
          </table:table-cell>
          <table:table-cell table:formula="of:=IF([.E19]&gt;0; IF([.E19]*1.25 &gt; [.F19];[.E19]*1.25; IF([.E19]*1.25^2 &gt; [.F19];[.E19]*1.25^2; IF([.E19]*1.25^3 &gt; [.F19];[.E19]*1.25^3; IF([.E19]*1.25^4 &gt; [.F19];[.E19]*1.25^4; IF([.E19]*1.25^5 &gt; [.F19];[.E19]*1.25^5; IF([.E19]*1.25^6 &gt; [.F19];[.E19]*1.25^6; IF([.E19]*1.25^7 &gt; [.F19]; [.E19]*1.25^7; IF([.E19]*1.25^8 &gt; [.F19]; [.E19]*1.25^8; IF([.E19]*1.25^9 &gt; [.F19]; [.E19]*1.25^9; [.E19]*1.25^10)))))))));IF(1.25 &gt; [.F19]-[.E19];1.25; IF(1.25^2 &gt; [.F19]-[.E19];1.25^2; IF(1.25^3 &gt; [.F19]-[.E19];1.25^3; IF(1.25^4 &gt; [.F19]-[.E19];1.25^4; IF(1.25^5 &gt; [.F19]-[.E19];1.25^5; IF(1.25^6 &gt; [.F19]-[.E19];1.25^6; IF(1.25^7 &gt; [.F19]-[.E19]; 1.25^7; IF(1.25^8 &gt; [.F19]-[.E19]; 1.25^8; IF(1.25^9 &gt; [.F19]-[.E19]; 1.25^9; IF(1.25^10 &gt; [.F19]-[.E19]; 1.25^10; IF(1.25^11 &gt; [.F19]-[.E19]; 1.25^11; IF(1.25^12 &gt; [.F19]-[.E19]; 1.25^12; IF(1.25^13 &gt; [.F19]-[.E19]; 1.25^13; IF(1.25^14 &gt; [.F19]-[.E19]; 1.25^14; IF(1.25^15 &gt; [.F19]-[.E19]; 1.25^15; IF(1.25^16 &gt; [.F19]-[.E19]; 1.25^16; IF(1.25^17 &gt; [.F19]-[.E19]; 1.25^17; IF(1.25^18 &gt; [.F19]-[.E19]; 1.25^18; IF(1.25^19 &gt; [.F19]-[.E19]; 1.25^19; 1.25^20))))))))))))))))))))" office:value-type="float" office:value="94.34875" calcext:value-type="float">
            <text:p>94.349</text:p>
          </table:table-cell>
          <table:table-cell table:style-name="ce96" table:formula="of:=IF([.F19]&lt;[.E19]*1.25; 0; [.J19]/1.25*0.92)" office:value-type="float" office:value="0" calcext:value-type="float">
            <text:p>0.000</text:p>
          </table:table-cell>
          <table:table-cell table:style-name="ce136" office:value-type="float" office:value="0" calcext:value-type="float">
            <text:p>0.000</text:p>
          </table:table-cell>
        </table:table-row>
        <table:table-row table:style-name="ro2">
          <table:covered-table-cell table:style-name="ce7"/>
          <table:covered-table-cell/>
          <table:table-cell office:value-type="string" calcext:value-type="string">
            <text:p>美的集团</text:p>
          </table:table-cell>
          <table:table-cell office:value-type="percentage" office:value="0.0309" calcext:value-type="percentage">
            <text:p>3.09%</text:p>
          </table:table-cell>
          <table:table-cell office:value-type="float" office:value="46.412" calcext:value-type="float">
            <text:p>46.412</text:p>
          </table:table-cell>
          <table:table-cell office:value-type="float" office:value="44.26" calcext:value-type="float">
            <text:p>44.260</text:p>
          </table:table-cell>
          <table:table-cell office:value-type="float" office:value="14.42" calcext:value-type="float">
            <text:p>14.42</text:p>
          </table:table-cell>
          <table:table-cell office:value-type="percentage" office:value="0.0563" calcext:value-type="percentage">
            <text:p>5.63%</text:p>
          </table:table-cell>
          <table:table-cell table:style-name="ce57" table:formula="of:=IF([.E20]&gt;0;[.F20]/[.E20]-1.0014;([.F20]-[.E20]))" office:value-type="percentage" office:value="-0.047767318796863" calcext:value-type="percentage">
            <text:p>-4.78%</text:p>
          </table:table-cell>
          <table:table-cell table:style-name="ce76" table:formula="of:=IF([.E20]&gt;0; IF([.E20]*1.25 &gt; [.F20];[.E20]*1.25; IF([.E20]*1.25^2 &gt; [.F20];[.E20]*1.25^2; IF([.E20]*1.25^3 &gt; [.F20];[.E20]*1.25^3; IF([.E20]*1.25^4 &gt; [.F20];[.E20]*1.25^4; IF([.E20]*1.25^5 &gt; [.F20];[.E20]*1.25^5; IF([.E20]*1.25^6 &gt; [.F20];[.E20]*1.25^6; IF([.E20]*1.25^7 &gt; [.F20]; [.E20]*1.25^7; IF([.E20]*1.25^8 &gt; [.F20]; [.E20]*1.25^8; IF([.E20]*1.25^9 &gt; [.F20]; [.E20]*1.25^9; [.E20]*1.25^10)))))))));IF(1.25 &gt; [.F20]-[.E20];1.25; IF(1.25^2 &gt; [.F20]-[.E20];1.25^2; IF(1.25^3 &gt; [.F20]-[.E20];1.25^3; IF(1.25^4 &gt; [.F20]-[.E20];1.25^4; IF(1.25^5 &gt; [.F20]-[.E20];1.25^5; IF(1.25^6 &gt; [.F20]-[.E20];1.25^6; IF(1.25^7 &gt; [.F20]-[.E20]; 1.25^7; IF(1.25^8 &gt; [.F20]-[.E20]; 1.25^8; IF(1.25^9 &gt; [.F20]-[.E20]; 1.25^9; IF(1.25^10 &gt; [.F20]-[.E20]; 1.25^10; IF(1.25^11 &gt; [.F20]-[.E20]; 1.25^11; IF(1.25^12 &gt; [.F20]-[.E20]; 1.25^12; IF(1.25^13 &gt; [.F20]-[.E20]; 1.25^13; IF(1.25^14 &gt; [.F20]-[.E20]; 1.25^14; IF(1.25^15 &gt; [.F20]-[.E20]; 1.25^15; IF(1.25^16 &gt; [.F20]-[.E20]; 1.25^16; IF(1.25^17 &gt; [.F20]-[.E20]; 1.25^17; IF(1.25^18 &gt; [.F20]-[.E20]; 1.25^18; IF(1.25^19 &gt; [.F20]-[.E20]; 1.25^19; 1.25^20))))))))))))))))))))" office:value-type="float" office:value="58.015" calcext:value-type="float">
            <text:p>58.015</text:p>
          </table:table-cell>
          <table:table-cell table:style-name="ce97" table:formula="of:=IF([.F20]&lt;[.E20]*1.25; 0; [.J20]/1.25*0.92)" office:value-type="float" office:value="0" calcext:value-type="float">
            <text:p>0.000</text:p>
          </table:table-cell>
          <table:table-cell table:style-name="ce138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传媒</text:p>
          </table:table-cell>
          <table:table-cell table:style-name="ce19" office:value-type="percentage" office:value="0.0219" calcext:value-type="percentage">
            <text:p>2.19%</text:p>
          </table:table-cell>
          <table:table-cell office:value-type="string" calcext:value-type="string">
            <text:p>分众传媒</text:p>
          </table:table-cell>
          <table:table-cell office:value-type="percentage" office:value="0.0219" calcext:value-type="percentage">
            <text:p>2.19%</text:p>
          </table:table-cell>
          <table:table-cell office:value-type="float" office:value="6.122" calcext:value-type="float">
            <text:p>6.122</text:p>
          </table:table-cell>
          <table:table-cell office:value-type="float" office:value="5.65" calcext:value-type="float">
            <text:p>5.650</text:p>
          </table:table-cell>
          <table:table-cell office:value-type="float" office:value="12.02" calcext:value-type="float">
            <text:p>12.02</text:p>
          </table:table-cell>
          <table:table-cell office:value-type="percentage" office:value="-0.0225" calcext:value-type="percentage">
            <text:p>-2.25%</text:p>
          </table:table-cell>
          <table:table-cell table:style-name="ce62" table:formula="of:=IF([.E21]&gt;0;[.F21]/[.E21]-1.0014;([.F21]-[.E21]))" office:value-type="percentage" office:value="-0.0784989872590657" calcext:value-type="percentage">
            <text:p>-7.85%</text:p>
          </table:table-cell>
          <table:table-cell table:style-name="ce112" table:formula="of:=IF([.E21]&gt;0; IF([.E21]*1.25 &gt; [.F21];[.E21]*1.25; IF([.E21]*1.25^2 &gt; [.F21];[.E21]*1.25^2; IF([.E21]*1.25^3 &gt; [.F21];[.E21]*1.25^3; IF([.E21]*1.25^4 &gt; [.F21];[.E21]*1.25^4; IF([.E21]*1.25^5 &gt; [.F21];[.E21]*1.25^5; IF([.E21]*1.25^6 &gt; [.F21];[.E21]*1.25^6; IF([.E21]*1.25^7 &gt; [.F21]; [.E21]*1.25^7; IF([.E21]*1.25^8 &gt; [.F21]; [.E21]*1.25^8; IF([.E21]*1.25^9 &gt; [.F21]; [.E21]*1.25^9; [.E21]*1.25^10)))))))));IF(1.25 &gt; [.F21]-[.E21];1.25; IF(1.25^2 &gt; [.F21]-[.E21];1.25^2; IF(1.25^3 &gt; [.F21]-[.E21];1.25^3; IF(1.25^4 &gt; [.F21]-[.E21];1.25^4; IF(1.25^5 &gt; [.F21]-[.E21];1.25^5; IF(1.25^6 &gt; [.F21]-[.E21];1.25^6; IF(1.25^7 &gt; [.F21]-[.E21]; 1.25^7; IF(1.25^8 &gt; [.F21]-[.E21]; 1.25^8; IF(1.25^9 &gt; [.F21]-[.E21]; 1.25^9; IF(1.25^10 &gt; [.F21]-[.E21]; 1.25^10; IF(1.25^11 &gt; [.F21]-[.E21]; 1.25^11; IF(1.25^12 &gt; [.F21]-[.E21]; 1.25^12; IF(1.25^13 &gt; [.F21]-[.E21]; 1.25^13; IF(1.25^14 &gt; [.F21]-[.E21]; 1.25^14; IF(1.25^15 &gt; [.F21]-[.E21]; 1.25^15; IF(1.25^16 &gt; [.F21]-[.E21]; 1.25^16; IF(1.25^17 &gt; [.F21]-[.E21]; 1.25^17; IF(1.25^18 &gt; [.F21]-[.E21]; 1.25^18; IF(1.25^19 &gt; [.F21]-[.E21]; 1.25^19; 1.25^20))))))))))))))))))))" office:value-type="float" office:value="7.6525" calcext:value-type="float">
            <text:p>7.653</text:p>
          </table:table-cell>
          <table:table-cell table:style-name="ce165" table:formula="of:=IF([.F21]&lt;[.E21]*1.25; 0; [.J21]/1.25*0.92)" office:value-type="float" office:value="0" calcext:value-type="float">
            <text:p>0.000</text:p>
          </table:table-cell>
          <table:table-cell table:style-name="ce211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钢铁</text:p>
          </table:table-cell>
          <table:table-cell table:style-name="ce19" office:value-type="percentage" office:value="0.0114" calcext:value-type="percentage">
            <text:p>1.14%</text:p>
          </table:table-cell>
          <table:table-cell office:value-type="string" calcext:value-type="string">
            <text:p>西宁特钢</text:p>
          </table:table-cell>
          <table:table-cell office:value-type="percentage" office:value="0.0114" calcext:value-type="percentage">
            <text:p>1.14%</text:p>
          </table:table-cell>
          <table:table-cell office:value-type="float" office:value="5.772" calcext:value-type="float">
            <text:p>5.772</text:p>
          </table:table-cell>
          <table:table-cell office:value-type="float" office:value="3.19" calcext:value-type="float">
            <text:p>3.190</text:p>
          </table:table-cell>
          <table:table-cell table:style-name="ce38" office:value-type="string" calcext:value-type="string">
            <text:p>-</text:p>
          </table:table-cell>
          <table:table-cell office:value-type="percentage" office:value="-0.1308" calcext:value-type="percentage">
            <text:p>-13.08%</text:p>
          </table:table-cell>
          <table:table-cell table:style-name="ce50" table:formula="of:=IF([.E22]&gt;0;[.F22]/[.E22]-1.0014;([.F22]-[.E22]))" office:value-type="percentage" office:value="-0.448731947331947" calcext:value-type="percentage">
            <text:p>-44.87%</text:p>
          </table:table-cell>
          <table:table-cell table:style-name="ce81" table:formula="of:=IF([.E22]&gt;0; IF([.E22]*1.25 &gt; [.F22];[.E22]*1.25; IF([.E22]*1.25^2 &gt; [.F22];[.E22]*1.25^2; IF([.E22]*1.25^3 &gt; [.F22];[.E22]*1.25^3; IF([.E22]*1.25^4 &gt; [.F22];[.E22]*1.25^4; IF([.E22]*1.25^5 &gt; [.F22];[.E22]*1.25^5; IF([.E22]*1.25^6 &gt; [.F22];[.E22]*1.25^6; IF([.E22]*1.25^7 &gt; [.F22]; [.E22]*1.25^7; IF([.E22]*1.25^8 &gt; [.F22]; [.E22]*1.25^8; IF([.E22]*1.25^9 &gt; [.F22]; [.E22]*1.25^9; [.E22]*1.25^10)))))))));IF(1.25 &gt; [.F22]-[.E22];1.25; IF(1.25^2 &gt; [.F22]-[.E22];1.25^2; IF(1.25^3 &gt; [.F22]-[.E22];1.25^3; IF(1.25^4 &gt; [.F22]-[.E22];1.25^4; IF(1.25^5 &gt; [.F22]-[.E22];1.25^5; IF(1.25^6 &gt; [.F22]-[.E22];1.25^6; IF(1.25^7 &gt; [.F22]-[.E22]; 1.25^7; IF(1.25^8 &gt; [.F22]-[.E22]; 1.25^8; IF(1.25^9 &gt; [.F22]-[.E22]; 1.25^9; IF(1.25^10 &gt; [.F22]-[.E22]; 1.25^10; IF(1.25^11 &gt; [.F22]-[.E22]; 1.25^11; IF(1.25^12 &gt; [.F22]-[.E22]; 1.25^12; IF(1.25^13 &gt; [.F22]-[.E22]; 1.25^13; IF(1.25^14 &gt; [.F22]-[.E22]; 1.25^14; IF(1.25^15 &gt; [.F22]-[.E22]; 1.25^15; IF(1.25^16 &gt; [.F22]-[.E22]; 1.25^16; IF(1.25^17 &gt; [.F22]-[.E22]; 1.25^17; IF(1.25^18 &gt; [.F22]-[.E22]; 1.25^18; IF(1.25^19 &gt; [.F22]-[.E22]; 1.25^19; 1.25^20))))))))))))))))))))" office:value-type="float" office:value="7.215" calcext:value-type="float">
            <text:p>7.215</text:p>
          </table:table-cell>
          <table:table-cell table:style-name="ce149" table:formula="of:=IF([.F22]&lt;[.E22]*1.25; 0; [.J22]/1.25*0.92)" office:value-type="float" office:value="0" calcext:value-type="float">
            <text:p>0.000</text:p>
          </table:table-cell>
          <table:table-cell table:style-name="ce194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汽车</text:p>
          </table:table-cell>
          <table:table-cell table:style-name="ce19" office:value-type="percentage" office:value="0.0188" calcext:value-type="percentage">
            <text:p>1.88%</text:p>
          </table:table-cell>
          <table:table-cell office:value-type="string" calcext:value-type="string">
            <text:p>潍柴动力</text:p>
          </table:table-cell>
          <table:table-cell office:value-type="percentage" office:value="0.0188" calcext:value-type="percentage">
            <text:p>1.88%</text:p>
          </table:table-cell>
          <table:table-cell office:value-type="float" office:value="8.572" calcext:value-type="float">
            <text:p>8.572</text:p>
          </table:table-cell>
          <table:table-cell office:value-type="float" office:value="8.97" calcext:value-type="float">
            <text:p>8.970</text:p>
          </table:table-cell>
          <table:table-cell office:value-type="float" office:value="8.67" calcext:value-type="float">
            <text:p>8.67</text:p>
          </table:table-cell>
          <table:table-cell office:value-type="percentage" office:value="0.043" calcext:value-type="percentage">
            <text:p>4.30%</text:p>
          </table:table-cell>
          <table:table-cell table:style-name="ce58" table:formula="of:=IF([.E23]&gt;0;[.F23]/[.E23]-1.0014;([.F23]-[.E23]))" office:value-type="percentage" office:value="0.0450302379841345" calcext:value-type="percentage">
            <text:p>4.50%</text:p>
          </table:table-cell>
          <table:table-cell table:style-name="ce77" table:formula="of:=IF([.E23]&gt;0; IF([.E23]*1.25 &gt; [.F23];[.E23]*1.25; IF([.E23]*1.25^2 &gt; [.F23];[.E23]*1.25^2; IF([.E23]*1.25^3 &gt; [.F23];[.E23]*1.25^3; IF([.E23]*1.25^4 &gt; [.F23];[.E23]*1.25^4; IF([.E23]*1.25^5 &gt; [.F23];[.E23]*1.25^5; IF([.E23]*1.25^6 &gt; [.F23];[.E23]*1.25^6; IF([.E23]*1.25^7 &gt; [.F23]; [.E23]*1.25^7; IF([.E23]*1.25^8 &gt; [.F23]; [.E23]*1.25^8; IF([.E23]*1.25^9 &gt; [.F23]; [.E23]*1.25^9; [.E23]*1.25^10)))))))));IF(1.25 &gt; [.F23]-[.E23];1.25; IF(1.25^2 &gt; [.F23]-[.E23];1.25^2; IF(1.25^3 &gt; [.F23]-[.E23];1.25^3; IF(1.25^4 &gt; [.F23]-[.E23];1.25^4; IF(1.25^5 &gt; [.F23]-[.E23];1.25^5; IF(1.25^6 &gt; [.F23]-[.E23];1.25^6; IF(1.25^7 &gt; [.F23]-[.E23]; 1.25^7; IF(1.25^8 &gt; [.F23]-[.E23]; 1.25^8; IF(1.25^9 &gt; [.F23]-[.E23]; 1.25^9; IF(1.25^10 &gt; [.F23]-[.E23]; 1.25^10; IF(1.25^11 &gt; [.F23]-[.E23]; 1.25^11; IF(1.25^12 &gt; [.F23]-[.E23]; 1.25^12; IF(1.25^13 &gt; [.F23]-[.E23]; 1.25^13; IF(1.25^14 &gt; [.F23]-[.E23]; 1.25^14; IF(1.25^15 &gt; [.F23]-[.E23]; 1.25^15; IF(1.25^16 &gt; [.F23]-[.E23]; 1.25^16; IF(1.25^17 &gt; [.F23]-[.E23]; 1.25^17; IF(1.25^18 &gt; [.F23]-[.E23]; 1.25^18; IF(1.25^19 &gt; [.F23]-[.E23]; 1.25^19; 1.25^20))))))))))))))))))))" office:value-type="float" office:value="10.715" calcext:value-type="float">
            <text:p>10.715</text:p>
          </table:table-cell>
          <table:table-cell table:style-name="ce98" table:formula="of:=IF([.F23]&lt;[.E23]*1.25; 0; [.J23]/1.25*0.92)" office:value-type="float" office:value="0" calcext:value-type="float">
            <text:p>0.000</text:p>
          </table:table-cell>
          <table:table-cell table:style-name="ce142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食品饮料</text:p>
          </table:table-cell>
          <table:table-cell table:style-name="ce19" office:value-type="percentage" office:value="0.0102" calcext:value-type="percentage">
            <text:p>1.02%</text:p>
          </table:table-cell>
          <table:table-cell office:value-type="string" calcext:value-type="string">
            <text:p>泸州老窖</text:p>
          </table:table-cell>
          <table:table-cell office:value-type="percentage" office:value="0.0102" calcext:value-type="percentage">
            <text:p>1.02%</text:p>
          </table:table-cell>
          <table:table-cell office:value-type="float" office:value="65.767" calcext:value-type="float">
            <text:p>65.767</text:p>
          </table:table-cell>
          <table:table-cell office:value-type="float" office:value="43.75" calcext:value-type="float">
            <text:p>43.750</text:p>
          </table:table-cell>
          <table:table-cell office:value-type="float" office:value="19.35" calcext:value-type="float">
            <text:p>19.35</text:p>
          </table:table-cell>
          <table:table-cell office:value-type="percentage" office:value="0.0241" calcext:value-type="percentage">
            <text:p>2.41%</text:p>
          </table:table-cell>
          <table:table-cell table:style-name="ce52" table:formula="of:=IF([.E24]&gt;0;[.F24]/[.E24]-1.0014;([.F24]-[.E24]))" office:value-type="percentage" office:value="-0.336172758374261" calcext:value-type="percentage">
            <text:p>-33.62%</text:p>
          </table:table-cell>
          <table:table-cell table:style-name="ce93" table:formula="of:=IF([.E24]&gt;0; IF([.E24]*1.25 &gt; [.F24];[.E24]*1.25; IF([.E24]*1.25^2 &gt; [.F24];[.E24]*1.25^2; IF([.E24]*1.25^3 &gt; [.F24];[.E24]*1.25^3; IF([.E24]*1.25^4 &gt; [.F24];[.E24]*1.25^4; IF([.E24]*1.25^5 &gt; [.F24];[.E24]*1.25^5; IF([.E24]*1.25^6 &gt; [.F24];[.E24]*1.25^6; IF([.E24]*1.25^7 &gt; [.F24]; [.E24]*1.25^7; IF([.E24]*1.25^8 &gt; [.F24]; [.E24]*1.25^8; IF([.E24]*1.25^9 &gt; [.F24]; [.E24]*1.25^9; [.E24]*1.25^10)))))))));IF(1.25 &gt; [.F24]-[.E24];1.25; IF(1.25^2 &gt; [.F24]-[.E24];1.25^2; IF(1.25^3 &gt; [.F24]-[.E24];1.25^3; IF(1.25^4 &gt; [.F24]-[.E24];1.25^4; IF(1.25^5 &gt; [.F24]-[.E24];1.25^5; IF(1.25^6 &gt; [.F24]-[.E24];1.25^6; IF(1.25^7 &gt; [.F24]-[.E24]; 1.25^7; IF(1.25^8 &gt; [.F24]-[.E24]; 1.25^8; IF(1.25^9 &gt; [.F24]-[.E24]; 1.25^9; IF(1.25^10 &gt; [.F24]-[.E24]; 1.25^10; IF(1.25^11 &gt; [.F24]-[.E24]; 1.25^11; IF(1.25^12 &gt; [.F24]-[.E24]; 1.25^12; IF(1.25^13 &gt; [.F24]-[.E24]; 1.25^13; IF(1.25^14 &gt; [.F24]-[.E24]; 1.25^14; IF(1.25^15 &gt; [.F24]-[.E24]; 1.25^15; IF(1.25^16 &gt; [.F24]-[.E24]; 1.25^16; IF(1.25^17 &gt; [.F24]-[.E24]; 1.25^17; IF(1.25^18 &gt; [.F24]-[.E24]; 1.25^18; IF(1.25^19 &gt; [.F24]-[.E24]; 1.25^19; 1.25^20))))))))))))))))))))" office:value-type="float" office:value="82.20875" calcext:value-type="float">
            <text:p>82.209</text:p>
          </table:table-cell>
          <table:table-cell table:style-name="ce152" table:formula="of:=IF([.F24]&lt;[.E24]*1.25; 0; [.J24]/1.25*0.92)" office:value-type="float" office:value="0" calcext:value-type="float">
            <text:p>0.000</text:p>
          </table:table-cell>
          <table:table-cell table:style-name="ce196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黄金及贵金属</text:p>
          </table:table-cell>
          <table:table-cell table:style-name="ce19" office:value-type="percentage" office:value="0.0068" calcext:value-type="percentage">
            <text:p>0.68%</text:p>
          </table:table-cell>
          <table:table-cell office:value-type="string" calcext:value-type="string">
            <text:p>中国黄金国际</text:p>
          </table:table-cell>
          <table:table-cell office:value-type="percentage" office:value="0.0068" calcext:value-type="percentage">
            <text:p>0.68%</text:p>
          </table:table-cell>
          <table:table-cell office:value-type="float" office:value="2.15" calcext:value-type="float">
            <text:p>2.150</text:p>
          </table:table-cell>
          <table:table-cell office:value-type="float" office:value="10.2" calcext:value-type="float">
            <text:p>10.200</text:p>
          </table:table-cell>
          <table:table-cell table:style-name="ce38" office:value-type="float" office:value="31.24" calcext:value-type="float">
            <text:p>31.24</text:p>
          </table:table-cell>
          <table:table-cell table:style-name="ce44" office:value-type="percentage" office:value="0.1346" calcext:value-type="percentage">
            <text:p>13.46%</text:p>
          </table:table-cell>
          <table:table-cell table:style-name="ce53" table:formula="of:=IF([.E25]&gt;0;[.F25]/[.E25]-1.0014;([.F25]-[.E25]))" office:value-type="percentage" office:value="3.74278604651163" calcext:value-type="percentage">
            <text:p>374.28%</text:p>
          </table:table-cell>
          <table:table-cell table:style-name="ce95" table:formula="of:=IF([.E25]&gt;0; IF([.E25]*1.25 &gt; [.F25];[.E25]*1.25; IF([.E25]*1.25^2 &gt; [.F25];[.E25]*1.25^2; IF([.E25]*1.25^3 &gt; [.F25];[.E25]*1.25^3; IF([.E25]*1.25^4 &gt; [.F25];[.E25]*1.25^4; IF([.E25]*1.25^5 &gt; [.F25];[.E25]*1.25^5; IF([.E25]*1.25^6 &gt; [.F25];[.E25]*1.25^6; IF([.E25]*1.25^7 &gt; [.F25]; [.E25]*1.25^7; IF([.E25]*1.25^8 &gt; [.F25]; [.E25]*1.25^8; IF([.E25]*1.25^9 &gt; [.F25]; [.E25]*1.25^9; [.E25]*1.25^10)))))))));IF(1.25 &gt; [.F25]-[.E25];1.25; IF(1.25^2 &gt; [.F25]-[.E25];1.25^2; IF(1.25^3 &gt; [.F25]-[.E25];1.25^3; IF(1.25^4 &gt; [.F25]-[.E25];1.25^4; IF(1.25^5 &gt; [.F25]-[.E25];1.25^5; IF(1.25^6 &gt; [.F25]-[.E25];1.25^6; IF(1.25^7 &gt; [.F25]-[.E25]; 1.25^7; IF(1.25^8 &gt; [.F25]-[.E25]; 1.25^8; IF(1.25^9 &gt; [.F25]-[.E25]; 1.25^9; IF(1.25^10 &gt; [.F25]-[.E25]; 1.25^10; IF(1.25^11 &gt; [.F25]-[.E25]; 1.25^11; IF(1.25^12 &gt; [.F25]-[.E25]; 1.25^12; IF(1.25^13 &gt; [.F25]-[.E25]; 1.25^13; IF(1.25^14 &gt; [.F25]-[.E25]; 1.25^14; IF(1.25^15 &gt; [.F25]-[.E25]; 1.25^15; IF(1.25^16 &gt; [.F25]-[.E25]; 1.25^16; IF(1.25^17 &gt; [.F25]-[.E25]; 1.25^17; IF(1.25^18 &gt; [.F25]-[.E25]; 1.25^18; IF(1.25^19 &gt; [.F25]-[.E25]; 1.25^19; 1.25^20))))))))))))))))))))" office:value-type="float" office:value="10.2519989013672" calcext:value-type="float">
            <text:p>10.252</text:p>
          </table:table-cell>
          <table:table-cell table:style-name="ce156" table:formula="of:=IF([.F25]&lt;[.E25]*1.25; 0; [.J25]/1.25*0.92)" office:value-type="float" office:value="7.54547119140625" calcext:value-type="float">
            <text:p>7.545</text:p>
          </table:table-cell>
          <table:table-cell table:style-name="ce197" office:value-type="float" office:value="0" calcext:value-type="float">
            <text:p>0.000</text:p>
          </table:table-cell>
        </table:table-row>
        <table:table-row table:style-name="ro2">
          <table:table-cell table:style-name="ce10" office:value-type="string" calcext:value-type="string" table:number-columns-spanned="1" table:number-rows-spanned="4">
            <text:p>其他</text:p>
          </table:table-cell>
          <table:table-cell table:style-name="ce19" office:value-type="percentage" office:value="0.0551" calcext:value-type="percentage" table:number-columns-spanned="1" table:number-rows-spanned="4">
            <text:p>5.51%</text:p>
          </table:table-cell>
          <table:table-cell office:value-type="string" calcext:value-type="string">
            <text:p><text:s/>江银转债</text:p>
          </table:table-cell>
          <table:table-cell office:value-type="percentage" office:value="0.0032" calcext:value-type="percentage">
            <text:p>0.32%</text:p>
          </table:table-cell>
          <table:table-cell office:value-type="float" office:value="99.76" calcext:value-type="float">
            <text:p>99.760</text:p>
          </table:table-cell>
          <table:table-cell office:value-type="float" office:value="104.14" calcext:value-type="float">
            <text:p>104.140</text:p>
          </table:table-cell>
          <table:table-cell table:style-name="ce38" office:value-type="string" calcext:value-type="string">
            <text:p>/</text:p>
          </table:table-cell>
          <table:table-cell office:value-type="percentage" office:value="0.0111" calcext:value-type="percentage">
            <text:p>1.11%</text:p>
          </table:table-cell>
          <table:table-cell table:formula="of:=IF([.E26]&gt;0;[.F26]/[.E26]-1.0014;([.F26]-[.E26]))" office:value-type="percentage" office:value="0.0425053728949478" calcext:value-type="percentage">
            <text:p>4.25%</text:p>
          </table:table-cell>
          <table:table-cell table:formula="of:=IF([.E26]&gt;0; IF([.E26]*1.25 &gt; [.F26];[.E26]*1.25; IF([.E26]*1.25^2 &gt; [.F26];[.E26]*1.25^2; IF([.E26]*1.25^3 &gt; [.F26];[.E26]*1.25^3; IF([.E26]*1.25^4 &gt; [.F26];[.E26]*1.25^4; IF([.E26]*1.25^5 &gt; [.F26];[.E26]*1.25^5; IF([.E26]*1.25^6 &gt; [.F26];[.E26]*1.25^6; IF([.E26]*1.25^7 &gt; [.F26]; [.E26]*1.25^7; IF([.E26]*1.25^8 &gt; [.F26]; [.E26]*1.25^8; IF([.E26]*1.25^9 &gt; [.F26]; [.E26]*1.25^9; [.E26]*1.25^10)))))))));IF(1.25 &gt; [.F26]-[.E26];1.25; IF(1.25^2 &gt; [.F26]-[.E26];1.25^2; IF(1.25^3 &gt; [.F26]-[.E26];1.25^3; IF(1.25^4 &gt; [.F26]-[.E26];1.25^4; IF(1.25^5 &gt; [.F26]-[.E26];1.25^5; IF(1.25^6 &gt; [.F26]-[.E26];1.25^6; IF(1.25^7 &gt; [.F26]-[.E26]; 1.25^7; IF(1.25^8 &gt; [.F26]-[.E26]; 1.25^8; IF(1.25^9 &gt; [.F26]-[.E26]; 1.25^9; IF(1.25^10 &gt; [.F26]-[.E26]; 1.25^10; IF(1.25^11 &gt; [.F26]-[.E26]; 1.25^11; IF(1.25^12 &gt; [.F26]-[.E26]; 1.25^12; IF(1.25^13 &gt; [.F26]-[.E26]; 1.25^13; IF(1.25^14 &gt; [.F26]-[.E26]; 1.25^14; IF(1.25^15 &gt; [.F26]-[.E26]; 1.25^15; IF(1.25^16 &gt; [.F26]-[.E26]; 1.25^16; IF(1.25^17 &gt; [.F26]-[.E26]; 1.25^17; IF(1.25^18 &gt; [.F26]-[.E26]; 1.25^18; IF(1.25^19 &gt; [.F26]-[.E26]; 1.25^19; 1.25^20))))))))))))))))))))" office:value-type="float" office:value="124.7" calcext:value-type="float">
            <text:p>124.700</text:p>
          </table:table-cell>
          <table:table-cell table:style-name="ce101" table:formula="of:=IF([.F26]&lt;[.E26]*1.25; 0; [.J26]/1.25*0.92)" office:value-type="float" office:value="0" calcext:value-type="float">
            <text:p>0.000</text:p>
          </table:table-cell>
          <table:table-cell table:style-name="ce151" office:value-type="float" office:value="0" calcext:value-type="float">
            <text:p>0.000</text:p>
          </table:table-cell>
        </table:table-row>
        <table:table-row table:style-name="ro2">
          <table:covered-table-cell table:style-name="ce10"/>
          <table:covered-table-cell/>
          <table:table-cell office:value-type="string" calcext:value-type="string">
            <text:p>无锡转债</text:p>
          </table:table-cell>
          <table:table-cell office:value-type="percentage" office:value="0.0031" calcext:value-type="percentage">
            <text:p>0.31%</text:p>
          </table:table-cell>
          <table:table-cell office:value-type="float" office:value="99.76" calcext:value-type="float">
            <text:p>99.760</text:p>
          </table:table-cell>
          <table:table-cell office:value-type="float" office:value="100.82" calcext:value-type="float">
            <text:p>100.820</text:p>
          </table:table-cell>
          <table:table-cell table:style-name="ce38" office:value-type="string" calcext:value-type="string">
            <text:p>/</text:p>
          </table:table-cell>
          <table:table-cell office:value-type="percentage" office:value="0.008" calcext:value-type="percentage">
            <text:p>0.80%</text:p>
          </table:table-cell>
          <table:table-cell table:formula="of:=IF([.E27]&gt;0;[.F27]/[.E27]-1.0014;([.F27]-[.E27]))" office:value-type="percentage" office:value="0.00922550120288679" calcext:value-type="percentage">
            <text:p>0.92%</text:p>
          </table:table-cell>
          <table:table-cell table:formula="of:=IF([.E27]&gt;0; IF([.E27]*1.25 &gt; [.F27];[.E27]*1.25; IF([.E27]*1.25^2 &gt; [.F27];[.E27]*1.25^2; IF([.E27]*1.25^3 &gt; [.F27];[.E27]*1.25^3; IF([.E27]*1.25^4 &gt; [.F27];[.E27]*1.25^4; IF([.E27]*1.25^5 &gt; [.F27];[.E27]*1.25^5; IF([.E27]*1.25^6 &gt; [.F27];[.E27]*1.25^6; IF([.E27]*1.25^7 &gt; [.F27]; [.E27]*1.25^7; IF([.E27]*1.25^8 &gt; [.F27]; [.E27]*1.25^8; IF([.E27]*1.25^9 &gt; [.F27]; [.E27]*1.25^9; [.E27]*1.25^10)))))))));IF(1.25 &gt; [.F27]-[.E27];1.25; IF(1.25^2 &gt; [.F27]-[.E27];1.25^2; IF(1.25^3 &gt; [.F27]-[.E27];1.25^3; IF(1.25^4 &gt; [.F27]-[.E27];1.25^4; IF(1.25^5 &gt; [.F27]-[.E27];1.25^5; IF(1.25^6 &gt; [.F27]-[.E27];1.25^6; IF(1.25^7 &gt; [.F27]-[.E27]; 1.25^7; IF(1.25^8 &gt; [.F27]-[.E27]; 1.25^8; IF(1.25^9 &gt; [.F27]-[.E27]; 1.25^9; IF(1.25^10 &gt; [.F27]-[.E27]; 1.25^10; IF(1.25^11 &gt; [.F27]-[.E27]; 1.25^11; IF(1.25^12 &gt; [.F27]-[.E27]; 1.25^12; IF(1.25^13 &gt; [.F27]-[.E27]; 1.25^13; IF(1.25^14 &gt; [.F27]-[.E27]; 1.25^14; IF(1.25^15 &gt; [.F27]-[.E27]; 1.25^15; IF(1.25^16 &gt; [.F27]-[.E27]; 1.25^16; IF(1.25^17 &gt; [.F27]-[.E27]; 1.25^17; IF(1.25^18 &gt; [.F27]-[.E27]; 1.25^18; IF(1.25^19 &gt; [.F27]-[.E27]; 1.25^19; 1.25^20))))))))))))))))))))" office:value-type="float" office:value="124.7" calcext:value-type="float">
            <text:p>124.700</text:p>
          </table:table-cell>
          <table:table-cell table:style-name="ce102" table:formula="of:=IF([.F27]&lt;[.E27]*1.25; 0; [.J27]/1.25*0.92)" office:value-type="float" office:value="0" calcext:value-type="float">
            <text:p>0.000</text:p>
          </table:table-cell>
          <table:table-cell table:style-name="ce153" office:value-type="float" office:value="0" calcext:value-type="float">
            <text:p>0.000</text:p>
          </table:table-cell>
        </table:table-row>
        <table:table-row table:style-name="ro2">
          <table:covered-table-cell table:style-name="ce10"/>
          <table:covered-table-cell/>
          <table:table-cell office:value-type="string" calcext:value-type="string">
            <text:p>威尔药业</text:p>
          </table:table-cell>
          <table:table-cell office:value-type="percentage" office:value="0.048" calcext:value-type="percentage">
            <text:p>4.80%</text:p>
          </table:table-cell>
          <table:table-cell office:value-type="float" office:value="35.5" calcext:value-type="float">
            <text:p>35.500</text:p>
          </table:table-cell>
          <table:table-cell office:value-type="float" office:value="61.85" calcext:value-type="float">
            <text:p>61.850</text:p>
          </table:table-cell>
          <table:table-cell table:style-name="ce38" office:value-type="float" office:value="37.86" calcext:value-type="float">
            <text:p>37.86</text:p>
          </table:table-cell>
          <table:table-cell office:value-type="percentage" office:value="0.74" calcext:value-type="percentage">
            <text:p>74.00%</text:p>
          </table:table-cell>
          <table:table-cell table:style-name="ce82" table:formula="of:=IF([.E28]&gt;0;[.F28]/[.E28]-1.0014;([.F28]-[.E28]))" office:value-type="percentage" office:value="0.740853521126761" calcext:value-type="percentage">
            <text:p>74.09%</text:p>
          </table:table-cell>
          <table:table-cell table:style-name="ce125" table:formula="of:=IF([.E28]&gt;0; IF([.E28]*1.25 &gt; [.F28];[.E28]*1.25; IF([.E28]*1.25^2 &gt; [.F28];[.E28]*1.25^2; IF([.E28]*1.25^3 &gt; [.F28];[.E28]*1.25^3; IF([.E28]*1.25^4 &gt; [.F28];[.E28]*1.25^4; IF([.E28]*1.25^5 &gt; [.F28];[.E28]*1.25^5; IF([.E28]*1.25^6 &gt; [.F28];[.E28]*1.25^6; IF([.E28]*1.25^7 &gt; [.F28]; [.E28]*1.25^7; IF([.E28]*1.25^8 &gt; [.F28]; [.E28]*1.25^8; IF([.E28]*1.25^9 &gt; [.F28]; [.E28]*1.25^9; [.E28]*1.25^10)))))))));IF(1.25 &gt; [.F28]-[.E28];1.25; IF(1.25^2 &gt; [.F28]-[.E28];1.25^2; IF(1.25^3 &gt; [.F28]-[.E28];1.25^3; IF(1.25^4 &gt; [.F28]-[.E28];1.25^4; IF(1.25^5 &gt; [.F28]-[.E28];1.25^5; IF(1.25^6 &gt; [.F28]-[.E28];1.25^6; IF(1.25^7 &gt; [.F28]-[.E28]; 1.25^7; IF(1.25^8 &gt; [.F28]-[.E28]; 1.25^8; IF(1.25^9 &gt; [.F28]-[.E28]; 1.25^9; IF(1.25^10 &gt; [.F28]-[.E28]; 1.25^10; IF(1.25^11 &gt; [.F28]-[.E28]; 1.25^11; IF(1.25^12 &gt; [.F28]-[.E28]; 1.25^12; IF(1.25^13 &gt; [.F28]-[.E28]; 1.25^13; IF(1.25^14 &gt; [.F28]-[.E28]; 1.25^14; IF(1.25^15 &gt; [.F28]-[.E28]; 1.25^15; IF(1.25^16 &gt; [.F28]-[.E28]; 1.25^16; IF(1.25^17 &gt; [.F28]-[.E28]; 1.25^17; IF(1.25^18 &gt; [.F28]-[.E28]; 1.25^18; IF(1.25^19 &gt; [.F28]-[.E28]; 1.25^19; 1.25^20))))))))))))))))))))" office:value-type="float" office:value="69.3359375" calcext:value-type="float">
            <text:p>69.336</text:p>
          </table:table-cell>
          <table:table-cell table:style-name="ce180" table:formula="of:=IF([.F28]&lt;[.E28]*1.25; 0; [.J28]/1.25*0.92)" office:value-type="float" office:value="51.03125" calcext:value-type="float">
            <text:p>51.031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1">
          <table:covered-table-cell table:number-columns-repeated="2" table:style-name="ce11"/>
          <table:table-cell office:value-type="string" calcext:value-type="string">
            <text:p>久立转2</text:p>
          </table:table-cell>
          <table:table-cell office:value-type="percentage" office:value="0.0008" calcext:value-type="percentage">
            <text:p>0.08%</text:p>
          </table:table-cell>
          <table:table-cell office:value-type="float" office:value="99.7" calcext:value-type="float">
            <text:p>99.700</text:p>
          </table:table-cell>
          <table:table-cell office:value-type="float" office:value="101" calcext:value-type="float">
            <text:p>101.000</text:p>
          </table:table-cell>
          <table:table-cell table:style-name="ce38" office:value-type="string" calcext:value-type="string">
            <text:p>/</text:p>
          </table:table-cell>
          <table:table-cell office:value-type="percentage" office:value="0.0254" calcext:value-type="percentage">
            <text:p>2.54%</text:p>
          </table:table-cell>
          <table:table-cell table:formula="of:=IF([.E29]&gt;0;[.F29]/[.E29]-1.0014;([.F29]-[.E29]))" office:value-type="percentage" office:value="0.011639117352056" calcext:value-type="percentage">
            <text:p>1.16%</text:p>
          </table:table-cell>
          <table:table-cell table:formula="of:=IF([.E29]&gt;0; IF([.E29]*1.25 &gt; [.F29];[.E29]*1.25; IF([.E29]*1.25^2 &gt; [.F29];[.E29]*1.25^2; IF([.E29]*1.25^3 &gt; [.F29];[.E29]*1.25^3; IF([.E29]*1.25^4 &gt; [.F29];[.E29]*1.25^4; IF([.E29]*1.25^5 &gt; [.F29];[.E29]*1.25^5; IF([.E29]*1.25^6 &gt; [.F29];[.E29]*1.25^6; IF([.E29]*1.25^7 &gt; [.F29]; [.E29]*1.25^7; IF([.E29]*1.25^8 &gt; [.F29]; [.E29]*1.25^8; IF([.E29]*1.25^9 &gt; [.F29]; [.E29]*1.25^9; [.E29]*1.25^10)))))))));IF(1.25 &gt; [.F29]-[.E29];1.25; IF(1.25^2 &gt; [.F29]-[.E29];1.25^2; IF(1.25^3 &gt; [.F29]-[.E29];1.25^3; IF(1.25^4 &gt; [.F29]-[.E29];1.25^4; IF(1.25^5 &gt; [.F29]-[.E29];1.25^5; IF(1.25^6 &gt; [.F29]-[.E29];1.25^6; IF(1.25^7 &gt; [.F29]-[.E29]; 1.25^7; IF(1.25^8 &gt; [.F29]-[.E29]; 1.25^8; IF(1.25^9 &gt; [.F29]-[.E29]; 1.25^9; IF(1.25^10 &gt; [.F29]-[.E29]; 1.25^10; IF(1.25^11 &gt; [.F29]-[.E29]; 1.25^11; IF(1.25^12 &gt; [.F29]-[.E29]; 1.25^12; IF(1.25^13 &gt; [.F29]-[.E29]; 1.25^13; IF(1.25^14 &gt; [.F29]-[.E29]; 1.25^14; IF(1.25^15 &gt; [.F29]-[.E29]; 1.25^15; IF(1.25^16 &gt; [.F29]-[.E29]; 1.25^16; IF(1.25^17 &gt; [.F29]-[.E29]; 1.25^17; IF(1.25^18 &gt; [.F29]-[.E29]; 1.25^18; IF(1.25^19 &gt; [.F29]-[.E29]; 1.25^19; 1.25^20))))))))))))))))))))" office:value-type="float" office:value="124.625" calcext:value-type="float">
            <text:p>124.625</text:p>
          </table:table-cell>
          <table:table-cell table:style-name="ce104" table:formula="of:=IF([.F29]&lt;[.E29]*1.25; 0; [.J29]/1.25*0.92)" office:value-type="float" office:value="0" calcext:value-type="float">
            <text:p>0.000</text:p>
          </table:table-cell>
          <table:table-cell table:style-name="ce154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美元</text:p>
          </table:table-cell>
          <table:covered-table-cell table:number-columns-repeated="9" table:style-name="Default"/>
          <table:covered-table-cell table:number-columns-repeated="2"/>
        </table:table-row>
        <table:table-row table:style-name="ro2">
          <table:table-cell office:value-type="string" calcext:value-type="string">
            <text:p>净值</text:p>
          </table:table-cell>
          <table:table-cell table:style-name="ce17" office:value-type="float" office:value="1.17" calcext:value-type="float" table:number-columns-spanned="5" table:number-rows-spanned="1">
            <text:p>1.17</text:p>
          </table:table-cell>
          <table:covered-table-cell table:number-columns-repeated="4" table:style-name="Default"/>
          <table:table-cell table:style-name="ce1" office:value-type="string" calcext:value-type="string">
            <text:p>周涨幅</text:p>
          </table:table-cell>
          <table:table-cell table:style-name="ce35" office:value-type="percentage" office:value="0.0854" calcext:value-type="percentage" table:number-columns-spanned="5" table:number-rows-spanned="1">
            <text:p>8.54%</text:p>
          </table:table-cell>
          <table:covered-table-cell table:number-columns-repeated="2" table:style-name="Default"/>
          <table:covered-table-cell table:number-columns-repeated="2"/>
        </table:table-row>
        <table:table-row table:style-name="ro3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12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周涨幅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3">
            <text:p>电商</text:p>
          </table:table-cell>
          <table:table-cell table:style-name="ce19" office:value-type="percentage" office:value="0.0976" calcext:value-type="percentage" table:number-columns-spanned="1" table:number-rows-spanned="3">
            <text:p>9.76%</text:p>
          </table:table-cell>
          <table:table-cell table:style-name="ce22" office:value-type="string" calcext:value-type="string">
            <text:p>聚美优品</text:p>
          </table:table-cell>
          <table:table-cell office:value-type="percentage" office:value="0.0611" calcext:value-type="percentage">
            <text:p>6.11%</text:p>
          </table:table-cell>
          <table:table-cell table:style-name="ce39" office:value-type="float" office:value="2.7186" calcext:value-type="float">
            <text:p>2.7186</text:p>
          </table:table-cell>
          <table:table-cell table:style-name="ce39" office:value-type="float" office:value="2.55" calcext:value-type="float">
            <text:p>2.5500</text:p>
          </table:table-cell>
          <table:table-cell office:value-type="float" office:value="4.83" calcext:value-type="float">
            <text:p>4.83</text:p>
          </table:table-cell>
          <table:table-cell office:value-type="percentage" office:value="0.141" calcext:value-type="percentage">
            <text:p>14.10%</text:p>
          </table:table-cell>
          <table:table-cell table:style-name="ce67" table:formula="of:=IF([.E33]&gt;0;[.F33]/[.E33]-1.0014;([.F33]-[.E33]))" office:value-type="percentage" office:value="-0.0634172147428824" calcext:value-type="percentage">
            <text:p>-6.34%</text:p>
          </table:table-cell>
          <table:table-cell table:style-name="ce83" table:formula="of:=IF([.E33]&gt;0; IF([.E33]*1.25 &gt; [.F33];[.E33]*1.25; IF([.E33]*1.25^2 &gt; [.F33];[.E33]*1.25^2; IF([.E33]*1.25^3 &gt; [.F33];[.E33]*1.25^3; IF([.E33]*1.25^4 &gt; [.F33];[.E33]*1.25^4; IF([.E33]*1.25^5 &gt; [.F33];[.E33]*1.25^5; IF([.E33]*1.25^6 &gt; [.F33];[.E33]*1.25^6; IF([.E33]*1.25^7 &gt; [.F33]; [.E33]*1.25^7; IF([.E33]*1.25^8 &gt; [.F33]; [.E33]*1.25^8; IF([.E33]*1.25^9 &gt; [.F33]; [.E33]*1.25^9; [.E33]*1.25^10)))))))));IF(1.25 &gt; [.F33]-[.E33];1.25; IF(1.25^2 &gt; [.F33]-[.E33];1.25^2; IF(1.25^3 &gt; [.F33]-[.E33];1.25^3; IF(1.25^4 &gt; [.F33]-[.E33];1.25^4; IF(1.25^5 &gt; [.F33]-[.E33];1.25^5; IF(1.25^6 &gt; [.F33]-[.E33];1.25^6; IF(1.25^7 &gt; [.F33]-[.E33]; 1.25^7; IF(1.25^8 &gt; [.F33]-[.E33]; 1.25^8; IF(1.25^9 &gt; [.F33]-[.E33]; 1.25^9; IF(1.25^10 &gt; [.F33]-[.E33]; 1.25^10; IF(1.25^11 &gt; [.F33]-[.E33]; 1.25^11; IF(1.25^12 &gt; [.F33]-[.E33]; 1.25^12; IF(1.25^13 &gt; [.F33]-[.E33]; 1.25^13; IF(1.25^14 &gt; [.F33]-[.E33]; 1.25^14; IF(1.25^15 &gt; [.F33]-[.E33]; 1.25^15; IF(1.25^16 &gt; [.F33]-[.E33]; 1.25^16; IF(1.25^17 &gt; [.F33]-[.E33]; 1.25^17; IF(1.25^18 &gt; [.F33]-[.E33]; 1.25^18; IF(1.25^19 &gt; [.F33]-[.E33]; 1.25^19; 1.25^20))))))))))))))))))))" office:value-type="float" office:value="3.39825" calcext:value-type="float">
            <text:p>3.398</text:p>
          </table:table-cell>
          <table:table-cell table:style-name="ce115" table:formula="of:=IF([.F33]&lt;[.E33]*1.25; 0; [.J33]/1.25*0.92)" office:value-type="float" office:value="0" calcext:value-type="float">
            <text:p>0.000</text:p>
          </table:table-cell>
          <table:table-cell table:style-name="ce176" office:value-type="float" office:value="0" calcext:value-type="float">
            <text:p>0.000</text:p>
          </table:table-cell>
        </table:table-row>
        <table:table-row table:style-name="ro2">
          <table:covered-table-cell table:style-name="ce6"/>
          <table:covered-table-cell/>
          <table:table-cell table:style-name="ce22" office:value-type="string" calcext:value-type="string">
            <text:p>京东</text:p>
          </table:table-cell>
          <table:table-cell office:value-type="percentage" office:value="0.0127" calcext:value-type="percentage">
            <text:p>1.27%</text:p>
          </table:table-cell>
          <table:table-cell table:style-name="ce39" office:value-type="float" office:value="40.095" calcext:value-type="float">
            <text:p>40.0950</text:p>
          </table:table-cell>
          <table:table-cell table:style-name="ce39" office:value-type="float" office:value="24.04" calcext:value-type="float">
            <text:p>24.0400</text:p>
          </table:table-cell>
          <table:table-cell table:style-name="ce38" office:value-type="float" office:value="166.77" calcext:value-type="float">
            <text:p>166.77</text:p>
          </table:table-cell>
          <table:table-cell office:value-type="percentage" office:value="0.016" calcext:value-type="percentage">
            <text:p>1.60%</text:p>
          </table:table-cell>
          <table:table-cell table:style-name="ce68" table:formula="of:=IF([.E34]&gt;0;[.F34]/[.E34]-1.0014;([.F34]-[.E34]))" office:value-type="percentage" office:value="-0.401823993016586" calcext:value-type="percentage">
            <text:p>-40.18%</text:p>
          </table:table-cell>
          <table:table-cell table:style-name="ce84" table:formula="of:=IF([.E34]&gt;0; IF([.E34]*1.25 &gt; [.F34];[.E34]*1.25; IF([.E34]*1.25^2 &gt; [.F34];[.E34]*1.25^2; IF([.E34]*1.25^3 &gt; [.F34];[.E34]*1.25^3; IF([.E34]*1.25^4 &gt; [.F34];[.E34]*1.25^4; IF([.E34]*1.25^5 &gt; [.F34];[.E34]*1.25^5; IF([.E34]*1.25^6 &gt; [.F34];[.E34]*1.25^6; IF([.E34]*1.25^7 &gt; [.F34]; [.E34]*1.25^7; IF([.E34]*1.25^8 &gt; [.F34]; [.E34]*1.25^8; IF([.E34]*1.25^9 &gt; [.F34]; [.E34]*1.25^9; [.E34]*1.25^10)))))))));IF(1.25 &gt; [.F34]-[.E34];1.25; IF(1.25^2 &gt; [.F34]-[.E34];1.25^2; IF(1.25^3 &gt; [.F34]-[.E34];1.25^3; IF(1.25^4 &gt; [.F34]-[.E34];1.25^4; IF(1.25^5 &gt; [.F34]-[.E34];1.25^5; IF(1.25^6 &gt; [.F34]-[.E34];1.25^6; IF(1.25^7 &gt; [.F34]-[.E34]; 1.25^7; IF(1.25^8 &gt; [.F34]-[.E34]; 1.25^8; IF(1.25^9 &gt; [.F34]-[.E34]; 1.25^9; IF(1.25^10 &gt; [.F34]-[.E34]; 1.25^10; IF(1.25^11 &gt; [.F34]-[.E34]; 1.25^11; IF(1.25^12 &gt; [.F34]-[.E34]; 1.25^12; IF(1.25^13 &gt; [.F34]-[.E34]; 1.25^13; IF(1.25^14 &gt; [.F34]-[.E34]; 1.25^14; IF(1.25^15 &gt; [.F34]-[.E34]; 1.25^15; IF(1.25^16 &gt; [.F34]-[.E34]; 1.25^16; IF(1.25^17 &gt; [.F34]-[.E34]; 1.25^17; IF(1.25^18 &gt; [.F34]-[.E34]; 1.25^18; IF(1.25^19 &gt; [.F34]-[.E34]; 1.25^19; 1.25^20))))))))))))))))))))" office:value-type="float" office:value="50.11875" calcext:value-type="float">
            <text:p>50.119</text:p>
          </table:table-cell>
          <table:table-cell table:style-name="ce116" table:formula="of:=IF([.F34]&lt;[.E34]*1.25; 0; [.J34]/1.25*0.92)" office:value-type="float" office:value="0" calcext:value-type="float">
            <text:p>0.000</text:p>
          </table:table-cell>
          <table:table-cell table:style-name="ce176" office:value-type="float" office:value="0" calcext:value-type="float">
            <text:p>0.000</text:p>
          </table:table-cell>
        </table:table-row>
        <table:table-row table:style-name="ro2">
          <table:covered-table-cell table:style-name="ce6"/>
          <table:covered-table-cell/>
          <table:table-cell table:style-name="ce22" office:value-type="string" calcext:value-type="string">
            <text:p>阿里巴巴</text:p>
          </table:table-cell>
          <table:table-cell office:value-type="percentage" office:value="0.0238" calcext:value-type="percentage">
            <text:p>2.38%</text:p>
          </table:table-cell>
          <table:table-cell table:style-name="ce39" office:value-type="float" office:value="174.8351" calcext:value-type="float">
            <text:p>174.8351</text:p>
          </table:table-cell>
          <table:table-cell table:style-name="ce39" office:value-type="float" office:value="167.56" calcext:value-type="float">
            <text:p>167.5600</text:p>
          </table:table-cell>
          <table:table-cell office:value-type="float" office:value="42.21" calcext:value-type="float">
            <text:p>42.21</text:p>
          </table:table-cell>
          <table:table-cell office:value-type="percentage" office:value="0.0464" calcext:value-type="percentage">
            <text:p>4.64%</text:p>
          </table:table-cell>
          <table:table-cell table:style-name="ce67" table:formula="of:=IF([.E35]&gt;0;[.F35]/[.E35]-1.0014;([.F35]-[.E35]))" office:value-type="percentage" office:value="-0.043011209648406" calcext:value-type="percentage">
            <text:p>-4.30%</text:p>
          </table:table-cell>
          <table:table-cell table:style-name="ce83" table:formula="of:=IF([.E35]&gt;0; IF([.E35]*1.25 &gt; [.F35];[.E35]*1.25; IF([.E35]*1.25^2 &gt; [.F35];[.E35]*1.25^2; IF([.E35]*1.25^3 &gt; [.F35];[.E35]*1.25^3; IF([.E35]*1.25^4 &gt; [.F35];[.E35]*1.25^4; IF([.E35]*1.25^5 &gt; [.F35];[.E35]*1.25^5; IF([.E35]*1.25^6 &gt; [.F35];[.E35]*1.25^6; IF([.E35]*1.25^7 &gt; [.F35]; [.E35]*1.25^7; IF([.E35]*1.25^8 &gt; [.F35]; [.E35]*1.25^8; IF([.E35]*1.25^9 &gt; [.F35]; [.E35]*1.25^9; [.E35]*1.25^10)))))))));IF(1.25 &gt; [.F35]-[.E35];1.25; IF(1.25^2 &gt; [.F35]-[.E35];1.25^2; IF(1.25^3 &gt; [.F35]-[.E35];1.25^3; IF(1.25^4 &gt; [.F35]-[.E35];1.25^4; IF(1.25^5 &gt; [.F35]-[.E35];1.25^5; IF(1.25^6 &gt; [.F35]-[.E35];1.25^6; IF(1.25^7 &gt; [.F35]-[.E35]; 1.25^7; IF(1.25^8 &gt; [.F35]-[.E35]; 1.25^8; IF(1.25^9 &gt; [.F35]-[.E35]; 1.25^9; IF(1.25^10 &gt; [.F35]-[.E35]; 1.25^10; IF(1.25^11 &gt; [.F35]-[.E35]; 1.25^11; IF(1.25^12 &gt; [.F35]-[.E35]; 1.25^12; IF(1.25^13 &gt; [.F35]-[.E35]; 1.25^13; IF(1.25^14 &gt; [.F35]-[.E35]; 1.25^14; IF(1.25^15 &gt; [.F35]-[.E35]; 1.25^15; IF(1.25^16 &gt; [.F35]-[.E35]; 1.25^16; IF(1.25^17 &gt; [.F35]-[.E35]; 1.25^17; IF(1.25^18 &gt; [.F35]-[.E35]; 1.25^18; IF(1.25^19 &gt; [.F35]-[.E35]; 1.25^19; 1.25^20))))))))))))))))))))" office:value-type="float" office:value="218.543875" calcext:value-type="float">
            <text:p>218.544</text:p>
          </table:table-cell>
          <table:table-cell table:style-name="ce118" table:formula="of:=IF([.F35]&lt;[.E35]*1.25; 0; [.J35]/1.25*0.92)" office:value-type="float" office:value="0" calcext:value-type="float">
            <text:p>0.000</text:p>
          </table:table-cell>
          <table:table-cell table:style-name="ce177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计算机及网络</text:p>
          </table:table-cell>
          <table:table-cell table:style-name="ce22" office:value-type="percentage" office:value="0.0291" calcext:value-type="percentage">
            <text:p>2.91%</text:p>
          </table:table-cell>
          <table:table-cell table:style-name="ce22" office:value-type="string" calcext:value-type="string">
            <text:p>Facebook</text:p>
          </table:table-cell>
          <table:table-cell office:value-type="percentage" office:value="0.0291" calcext:value-type="percentage">
            <text:p>2.91%</text:p>
          </table:table-cell>
          <table:table-cell table:style-name="ce39" office:value-type="float" office:value="174.8333" calcext:value-type="float">
            <text:p>174.8333</text:p>
          </table:table-cell>
          <table:table-cell table:style-name="ce39" office:value-type="float" office:value="167.38" calcext:value-type="float">
            <text:p>167.3800</text:p>
          </table:table-cell>
          <table:table-cell office:value-type="float" office:value="21.6" calcext:value-type="float">
            <text:p>21.60</text:p>
          </table:table-cell>
          <table:table-cell office:value-type="percentage" office:value="0.1219" calcext:value-type="percentage">
            <text:p>12.19%</text:p>
          </table:table-cell>
          <table:table-cell table:style-name="ce67" table:formula="of:=IF([.E36]&gt;0;[.F36]/[.E36]-1.0014;([.F36]-[.E36]))" office:value-type="percentage" office:value="-0.0440308946865386" calcext:value-type="percentage">
            <text:p>-4.40%</text:p>
          </table:table-cell>
          <table:table-cell table:style-name="ce83" table:formula="of:=IF([.E36]&gt;0; IF([.E36]*1.25 &gt; [.F36];[.E36]*1.25; IF([.E36]*1.25^2 &gt; [.F36];[.E36]*1.25^2; IF([.E36]*1.25^3 &gt; [.F36];[.E36]*1.25^3; IF([.E36]*1.25^4 &gt; [.F36];[.E36]*1.25^4; IF([.E36]*1.25^5 &gt; [.F36];[.E36]*1.25^5; IF([.E36]*1.25^6 &gt; [.F36];[.E36]*1.25^6; IF([.E36]*1.25^7 &gt; [.F36]; [.E36]*1.25^7; IF([.E36]*1.25^8 &gt; [.F36]; [.E36]*1.25^8; IF([.E36]*1.25^9 &gt; [.F36]; [.E36]*1.25^9; [.E36]*1.25^10)))))))));IF(1.25 &gt; [.F36]-[.E36];1.25; IF(1.25^2 &gt; [.F36]-[.E36];1.25^2; IF(1.25^3 &gt; [.F36]-[.E36];1.25^3; IF(1.25^4 &gt; [.F36]-[.E36];1.25^4; IF(1.25^5 &gt; [.F36]-[.E36];1.25^5; IF(1.25^6 &gt; [.F36]-[.E36];1.25^6; IF(1.25^7 &gt; [.F36]-[.E36]; 1.25^7; IF(1.25^8 &gt; [.F36]-[.E36]; 1.25^8; IF(1.25^9 &gt; [.F36]-[.E36]; 1.25^9; IF(1.25^10 &gt; [.F36]-[.E36]; 1.25^10; IF(1.25^11 &gt; [.F36]-[.E36]; 1.25^11; IF(1.25^12 &gt; [.F36]-[.E36]; 1.25^12; IF(1.25^13 &gt; [.F36]-[.E36]; 1.25^13; IF(1.25^14 &gt; [.F36]-[.E36]; 1.25^14; IF(1.25^15 &gt; [.F36]-[.E36]; 1.25^15; IF(1.25^16 &gt; [.F36]-[.E36]; 1.25^16; IF(1.25^17 &gt; [.F36]-[.E36]; 1.25^17; IF(1.25^18 &gt; [.F36]-[.E36]; 1.25^18; IF(1.25^19 &gt; [.F36]-[.E36]; 1.25^19; 1.25^20))))))))))))))))))))" office:value-type="float" office:value="218.541625" calcext:value-type="float">
            <text:p>218.542</text:p>
          </table:table-cell>
          <table:table-cell table:style-name="ce120" table:formula="of:=IF([.F36]&lt;[.E36]*1.25; 0; [.J36]/1.25*0.92)" office:value-type="float" office:value="0" calcext:value-type="float">
            <text:p>0.000</text:p>
          </table:table-cell>
          <table:table-cell table:style-name="ce179" office:value-type="float" office:value="0" calcext:value-type="float">
            <text:p>0.000</text:p>
          </table:table-cell>
        </table:table-row>
        <table:table-row table:style-name="ro3">
          <table:table-cell table:style-name="ce8" office:value-type="string" calcext:value-type="string">
            <text:p>汽车</text:p>
          </table:table-cell>
          <table:table-cell table:style-name="ce22" office:value-type="percentage" office:value="0.0244" calcext:value-type="percentage">
            <text:p>2.44%</text:p>
          </table:table-cell>
          <table:table-cell table:style-name="ce25" office:value-type="string" calcext:value-type="string">
            <text:p>长安B</text:p>
          </table:table-cell>
          <table:table-cell office:value-type="percentage" office:value="0.0244" calcext:value-type="percentage">
            <text:p>2.44%</text:p>
          </table:table-cell>
          <table:table-cell table:style-name="ce39" office:value-type="float" office:value="5.088" calcext:value-type="float">
            <text:p>5.0880</text:p>
          </table:table-cell>
          <table:table-cell table:style-name="ce39" office:value-type="float" office:value="4.04" calcext:value-type="float">
            <text:p>4.0400</text:p>
          </table:table-cell>
          <table:table-cell office:value-type="float" office:value="6.86" calcext:value-type="float">
            <text:p>6.86</text:p>
          </table:table-cell>
          <table:table-cell office:value-type="percentage" office:value="0.0412" calcext:value-type="percentage">
            <text:p>4.12%</text:p>
          </table:table-cell>
          <table:table-cell table:style-name="ce100" table:formula="of:=IF([.E37]&gt;0;[.F37]/[.E37]-1.0014;([.F37]-[.E37]))" office:value-type="percentage" office:value="-0.207374842767296" calcext:value-type="percentage">
            <text:p>-20.74%</text:p>
          </table:table-cell>
          <table:table-cell table:style-name="ce134" table:formula="of:=IF([.E37]&gt;0; IF([.E37]*1.25 &gt; [.F37];[.E37]*1.25; IF([.E37]*1.25^2 &gt; [.F37];[.E37]*1.25^2; IF([.E37]*1.25^3 &gt; [.F37];[.E37]*1.25^3; IF([.E37]*1.25^4 &gt; [.F37];[.E37]*1.25^4; IF([.E37]*1.25^5 &gt; [.F37];[.E37]*1.25^5; IF([.E37]*1.25^6 &gt; [.F37];[.E37]*1.25^6; IF([.E37]*1.25^7 &gt; [.F37]; [.E37]*1.25^7; IF([.E37]*1.25^8 &gt; [.F37]; [.E37]*1.25^8; IF([.E37]*1.25^9 &gt; [.F37]; [.E37]*1.25^9; [.E37]*1.25^10)))))))));IF(1.25 &gt; [.F37]-[.E37];1.25; IF(1.25^2 &gt; [.F37]-[.E37];1.25^2; IF(1.25^3 &gt; [.F37]-[.E37];1.25^3; IF(1.25^4 &gt; [.F37]-[.E37];1.25^4; IF(1.25^5 &gt; [.F37]-[.E37];1.25^5; IF(1.25^6 &gt; [.F37]-[.E37];1.25^6; IF(1.25^7 &gt; [.F37]-[.E37]; 1.25^7; IF(1.25^8 &gt; [.F37]-[.E37]; 1.25^8; IF(1.25^9 &gt; [.F37]-[.E37]; 1.25^9; IF(1.25^10 &gt; [.F37]-[.E37]; 1.25^10; IF(1.25^11 &gt; [.F37]-[.E37]; 1.25^11; IF(1.25^12 &gt; [.F37]-[.E37]; 1.25^12; IF(1.25^13 &gt; [.F37]-[.E37]; 1.25^13; IF(1.25^14 &gt; [.F37]-[.E37]; 1.25^14; IF(1.25^15 &gt; [.F37]-[.E37]; 1.25^15; IF(1.25^16 &gt; [.F37]-[.E37]; 1.25^16; IF(1.25^17 &gt; [.F37]-[.E37]; 1.25^17; IF(1.25^18 &gt; [.F37]-[.E37]; 1.25^18; IF(1.25^19 &gt; [.F37]-[.E37]; 1.25^19; 1.25^20))))))))))))))))))))" office:value-type="float" office:value="6.36" calcext:value-type="float">
            <text:p>6.360</text:p>
          </table:table-cell>
          <table:table-cell table:style-name="ce198" table:formula="of:=IF([.F37]&lt;[.E37]*1.25; 0; [.J37]/1.25*0.92)" office:value-type="float" office:value="0" calcext:value-type="float">
            <text:p>0.000</text:p>
          </table:table-cell>
          <table:table-cell table:style-name="ce227" office:value-type="float" office:value="0" calcext:value-type="float">
            <text:p>0.000</text:p>
          </table:table-cell>
        </table:table-row>
        <table:table-row table:style-name="ro3">
          <table:table-cell table:style-name="ce12" office:value-type="string" calcext:value-type="string">
            <text:p><text:s/>金融及保险</text:p>
          </table:table-cell>
          <table:table-cell table:style-name="ce22" office:value-type="percentage" office:value="0.0189" calcext:value-type="percentage">
            <text:p>1.89%</text:p>
          </table:table-cell>
          <table:table-cell table:style-name="ce25" office:value-type="string" calcext:value-type="string">
            <text:p>沪深300ETF</text:p>
          </table:table-cell>
          <table:table-cell office:value-type="percentage" office:value="0.0189" calcext:value-type="percentage">
            <text:p>1.89%</text:p>
          </table:table-cell>
          <table:table-cell table:style-name="ce39" office:value-type="float" office:value="27.4033" calcext:value-type="float">
            <text:p>27.4033</text:p>
          </table:table-cell>
          <table:table-cell table:style-name="ce39" office:value-type="float" office:value="23.89" calcext:value-type="float">
            <text:p>23.8900</text:p>
          </table:table-cell>
          <table:table-cell office:value-type="float" office:value="10.39" calcext:value-type="float">
            <text:p>10.39</text:p>
          </table:table-cell>
          <table:table-cell office:value-type="percentage" office:value="-0.0027" calcext:value-type="percentage">
            <text:p>-0.27%</text:p>
          </table:table-cell>
          <table:table-cell table:style-name="ce103" table:formula="of:=IF([.E38]&gt;0;[.F38]/[.E38]-1.0014;([.F38]-[.E38]))" office:value-type="percentage" office:value="-0.129607186725686" calcext:value-type="percentage">
            <text:p>-12.96%</text:p>
          </table:table-cell>
          <table:table-cell table:style-name="ce143" table:formula="of:=IF([.E38]&gt;0; IF([.E38]*1.25 &gt; [.F38];[.E38]*1.25; IF([.E38]*1.25^2 &gt; [.F38];[.E38]*1.25^2; IF([.E38]*1.25^3 &gt; [.F38];[.E38]*1.25^3; IF([.E38]*1.25^4 &gt; [.F38];[.E38]*1.25^4; IF([.E38]*1.25^5 &gt; [.F38];[.E38]*1.25^5; IF([.E38]*1.25^6 &gt; [.F38];[.E38]*1.25^6; IF([.E38]*1.25^7 &gt; [.F38]; [.E38]*1.25^7; IF([.E38]*1.25^8 &gt; [.F38]; [.E38]*1.25^8; IF([.E38]*1.25^9 &gt; [.F38]; [.E38]*1.25^9; [.E38]*1.25^10)))))))));IF(1.25 &gt; [.F38]-[.E38];1.25; IF(1.25^2 &gt; [.F38]-[.E38];1.25^2; IF(1.25^3 &gt; [.F38]-[.E38];1.25^3; IF(1.25^4 &gt; [.F38]-[.E38];1.25^4; IF(1.25^5 &gt; [.F38]-[.E38];1.25^5; IF(1.25^6 &gt; [.F38]-[.E38];1.25^6; IF(1.25^7 &gt; [.F38]-[.E38]; 1.25^7; IF(1.25^8 &gt; [.F38]-[.E38]; 1.25^8; IF(1.25^9 &gt; [.F38]-[.E38]; 1.25^9; IF(1.25^10 &gt; [.F38]-[.E38]; 1.25^10; IF(1.25^11 &gt; [.F38]-[.E38]; 1.25^11; IF(1.25^12 &gt; [.F38]-[.E38]; 1.25^12; IF(1.25^13 &gt; [.F38]-[.E38]; 1.25^13; IF(1.25^14 &gt; [.F38]-[.E38]; 1.25^14; IF(1.25^15 &gt; [.F38]-[.E38]; 1.25^15; IF(1.25^16 &gt; [.F38]-[.E38]; 1.25^16; IF(1.25^17 &gt; [.F38]-[.E38]; 1.25^17; IF(1.25^18 &gt; [.F38]-[.E38]; 1.25^18; IF(1.25^19 &gt; [.F38]-[.E38]; 1.25^19; 1.25^20))))))))))))))))))))" office:value-type="float" office:value="34.254125" calcext:value-type="float">
            <text:p>34.254</text:p>
          </table:table-cell>
          <table:table-cell table:style-name="ce199" table:formula="of:=IF([.F38]&lt;[.E38]*1.25; 0; [.J38]/1.25*0.92)" office:value-type="float" office:value="0" calcext:value-type="float">
            <text:p>0.000</text:p>
          </table:table-cell>
          <table:table-cell table:style-name="ce228" office:value-type="float" office:value="0" calcext:value-type="float">
            <text:p>0.000</text:p>
          </table:table-cell>
        </table:table-row>
        <table:table-row table:style-name="ro2">
          <table:table-cell table:style-name="ce12" office:value-type="string" calcext:value-type="string">
            <text:p>原材料</text:p>
          </table:table-cell>
          <table:table-cell table:style-name="ce22" office:value-type="percentage" office:value="0.0095" calcext:value-type="percentage">
            <text:p>0.95%</text:p>
          </table:table-cell>
          <table:table-cell table:style-name="ce25" office:value-type="string" calcext:value-type="string">
            <text:p>阳光纸业</text:p>
          </table:table-cell>
          <table:table-cell office:value-type="percentage" office:value="0.0095" calcext:value-type="percentage">
            <text:p>0.95%</text:p>
          </table:table-cell>
          <table:table-cell table:style-name="ce39" office:value-type="float" office:value="1.7035" calcext:value-type="float">
            <text:p>1.7035</text:p>
          </table:table-cell>
          <table:table-cell table:style-name="ce39" office:value-type="float" office:value="1.42" calcext:value-type="float">
            <text:p>1.4200</text:p>
          </table:table-cell>
          <table:table-cell office:value-type="float" office:value="2.36" calcext:value-type="float">
            <text:p>2.36</text:p>
          </table:table-cell>
          <table:table-cell office:value-type="percentage" office:value="0.0437" calcext:value-type="percentage">
            <text:p>4.37%</text:p>
          </table:table-cell>
          <table:table-cell table:style-name="ce105" table:formula="of:=IF([.E39]&gt;0;[.F39]/[.E39]-1.0014;([.F39]-[.E39]))" office:value-type="percentage" office:value="-0.167822072204285" calcext:value-type="percentage">
            <text:p>-16.78%</text:p>
          </table:table-cell>
          <table:table-cell table:style-name="ce146" table:formula="of:=IF([.E39]&gt;0; IF([.E39]*1.25 &gt; [.F39];[.E39]*1.25; IF([.E39]*1.25^2 &gt; [.F39];[.E39]*1.25^2; IF([.E39]*1.25^3 &gt; [.F39];[.E39]*1.25^3; IF([.E39]*1.25^4 &gt; [.F39];[.E39]*1.25^4; IF([.E39]*1.25^5 &gt; [.F39];[.E39]*1.25^5; IF([.E39]*1.25^6 &gt; [.F39];[.E39]*1.25^6; IF([.E39]*1.25^7 &gt; [.F39]; [.E39]*1.25^7; IF([.E39]*1.25^8 &gt; [.F39]; [.E39]*1.25^8; IF([.E39]*1.25^9 &gt; [.F39]; [.E39]*1.25^9; [.E39]*1.25^10)))))))));IF(1.25 &gt; [.F39]-[.E39];1.25; IF(1.25^2 &gt; [.F39]-[.E39];1.25^2; IF(1.25^3 &gt; [.F39]-[.E39];1.25^3; IF(1.25^4 &gt; [.F39]-[.E39];1.25^4; IF(1.25^5 &gt; [.F39]-[.E39];1.25^5; IF(1.25^6 &gt; [.F39]-[.E39];1.25^6; IF(1.25^7 &gt; [.F39]-[.E39]; 1.25^7; IF(1.25^8 &gt; [.F39]-[.E39]; 1.25^8; IF(1.25^9 &gt; [.F39]-[.E39]; 1.25^9; IF(1.25^10 &gt; [.F39]-[.E39]; 1.25^10; IF(1.25^11 &gt; [.F39]-[.E39]; 1.25^11; IF(1.25^12 &gt; [.F39]-[.E39]; 1.25^12; IF(1.25^13 &gt; [.F39]-[.E39]; 1.25^13; IF(1.25^14 &gt; [.F39]-[.E39]; 1.25^14; IF(1.25^15 &gt; [.F39]-[.E39]; 1.25^15; IF(1.25^16 &gt; [.F39]-[.E39]; 1.25^16; IF(1.25^17 &gt; [.F39]-[.E39]; 1.25^17; IF(1.25^18 &gt; [.F39]-[.E39]; 1.25^18; IF(1.25^19 &gt; [.F39]-[.E39]; 1.25^19; 1.25^20))))))))))))))))))))" office:value-type="float" office:value="2.129375" calcext:value-type="float">
            <text:p>2.129</text:p>
          </table:table-cell>
          <table:table-cell table:style-name="ce200" table:formula="of:=IF([.F39]&lt;[.E39]*1.25; 0; [.J39]/1.25*0.92)" office:value-type="float" office:value="0" calcext:value-type="float">
            <text:p>0.000</text:p>
          </table:table-cell>
          <table:table-cell table:style-name="ce229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客户</text:p>
          </table:table-cell>
          <table:covered-table-cell table:number-columns-repeated="9" table:style-name="Default"/>
          <table:covered-table-cell table:number-columns-repeated="2"/>
        </table:table-row>
        <table:table-row table:style-name="ro1">
          <table:table-cell office:value-type="string" calcext:value-type="string">
            <text:p>姓名hhh</text:p>
          </table:table-cell>
          <table:table-cell table:style-name="ce1" office:value-type="string" calcext:value-type="string">
            <text:p>份额hhh</text:p>
          </table:table-cell>
          <table:table-cell table:style-name="ce1" office:value-type="string" calcext:value-type="string">
            <text:p>市值hhh</text:p>
          </table:table-cell>
          <table:table-cell table:number-columns-repeated="3" table:style-name="Default" office:value-type="string" calcext:value-type="string">
            <text:p>ddd</text:p>
          </table:table-cell>
          <table:table-cell table:style-name="Default"/>
          <table:table-cell table:number-columns-repeated="3" table:style-name="Default" office:value-type="string" calcext:value-type="string">
            <text:p>ddd</text:p>
          </table:table-cell>
          <table:table-cell table:number-columns-repeated="2" office:value-type="string" calcext:value-type="string">
            <text:p>ddd</text:p>
          </table:table-cell>
        </table:table-row>
        <table:table-row table:style-name="ro2">
          <table:table-cell office:value-type="string" calcext:value-type="string">
            <text:p>flx</text:p>
          </table:table-cell>
          <table:table-cell table:style-name="ce1" office:value-type="float" office:value="78247.261" calcext:value-type="float">
            <text:p>78247.261</text:p>
          </table:table-cell>
          <table:table-cell table:style-name="ce27" table:formula="of:=[.A2]*[.B42]" office:value-type="float" office:value="104538.340696" calcext:value-type="float">
            <text:p>104538.34</text:p>
          </table:table-cell>
          <table:table-cell table:number-columns-repeated="3" table:style-name="Default" office:value-type="string" calcext:value-type="string">
            <text:p>ddd</text:p>
          </table:table-cell>
          <table:table-cell table:style-name="Default"/>
          <table:table-cell table:number-columns-repeated="3" table:style-name="Default" office:value-type="string" calcext:value-type="string">
            <text:p>ddd</text:p>
          </table:table-cell>
          <table:table-cell table:number-columns-repeated="2" office:value-type="string" calcext:value-type="string">
            <text:p>ddd</text:p>
          </table:table-cell>
        </table:table-row>
        <calcext:conditional-formats>
          <calcext:conditional-format calcext:target-range-address="Sheet1.L36:Sheet1.L36">
            <calcext:condition calcext:apply-style-name="Bad" calcext:value="&gt;0" calcext:base-cell-address="Sheet1.L36"/>
          </calcext:conditional-format>
          <calcext:conditional-format calcext:target-range-address="Sheet1.L6:Sheet1.L6">
            <calcext:condition calcext:apply-style-name="Bad" calcext:value="&gt;0" calcext:base-cell-address="Sheet1.L6"/>
          </calcext:conditional-format>
          <calcext:conditional-format calcext:target-range-address="Sheet1.L19:Sheet1.L19 Sheet1.L10:Sheet1.L10">
            <calcext:condition calcext:apply-style-name="Bad" calcext:value="&gt;0" calcext:base-cell-address="Sheet1.L10"/>
          </calcext:conditional-format>
          <calcext:conditional-format calcext:target-range-address="Sheet1.L29:Sheet1.L29">
            <calcext:condition calcext:apply-style-name="Bad" calcext:value="&gt;0" calcext:base-cell-address="Sheet1.L29"/>
          </calcext:conditional-format>
          <calcext:conditional-format calcext:target-range-address="Sheet1.L35:Sheet1.L35">
            <calcext:condition calcext:apply-style-name="Bad" calcext:value="&gt;0" calcext:base-cell-address="Sheet1.L35"/>
          </calcext:conditional-format>
          <calcext:conditional-format calcext:target-range-address="Sheet1.L33:Sheet1.L34">
            <calcext:condition calcext:apply-style-name="Bad" calcext:value="&gt;0" calcext:base-cell-address="Sheet1.L33"/>
          </calcext:conditional-format>
          <calcext:conditional-format calcext:target-range-address="Sheet1.K33:Sheet1.K33">
            <calcext:condition calcext:apply-style-name="Bad" calcext:value="&gt;0" calcext:base-cell-address="Sheet1.K33"/>
          </calcext:conditional-format>
          <calcext:conditional-format calcext:target-range-address="Sheet1.K35:Sheet1.K35">
            <calcext:condition calcext:apply-style-name="Bad" calcext:value="&gt;0" calcext:base-cell-address="Sheet1.K35"/>
          </calcext:conditional-format>
          <calcext:conditional-format calcext:target-range-address="Sheet1.K36:Sheet1.K36">
            <calcext:condition calcext:apply-style-name="Bad" calcext:value="&gt;0" calcext:base-cell-address="Sheet1.K36"/>
          </calcext:conditional-format>
          <calcext:conditional-format calcext:target-range-address="Sheet1.I6:Sheet1.I8 Sheet1.I19:Sheet1.I19 Sheet1.I29:Sheet1.I29 Sheet1.I10:Sheet1.I10 Sheet1.I26:Sheet1.I27">
            <calcext:condition calcext:apply-style-name="Good" calcext:value="&lt;0" calcext:base-cell-address="Sheet1.I6"/>
            <calcext:condition calcext:apply-style-name="Bad" calcext:value="&gt;=0" calcext:base-cell-address="Sheet1.I6"/>
          </calcext:conditional-format>
          <calcext:conditional-format calcext:target-range-address="Sheet1.K6:Sheet1.K6">
            <calcext:condition calcext:apply-style-name="Bad" calcext:value="&gt;0" calcext:base-cell-address="Sheet1.K6"/>
          </calcext:conditional-format>
          <calcext:conditional-format calcext:target-range-address="Sheet1.K10:Sheet1.K10">
            <calcext:condition calcext:apply-style-name="Bad" calcext:value="&gt;0" calcext:base-cell-address="Sheet1.K10"/>
          </calcext:conditional-format>
          <calcext:conditional-format calcext:target-range-address="Sheet1.K29:Sheet1.K29">
            <calcext:condition calcext:apply-style-name="Bad" calcext:value="&gt;0" calcext:base-cell-address="Sheet1.K29"/>
          </calcext:conditional-format>
          <calcext:conditional-format calcext:target-range-address="Sheet1.L26:Sheet1.L26">
            <calcext:condition calcext:apply-style-name="Bad" calcext:value="&gt;0" calcext:base-cell-address="Sheet1.L26"/>
          </calcext:conditional-format>
          <calcext:conditional-format calcext:target-range-address="Sheet1.K26:Sheet1.K26">
            <calcext:condition calcext:apply-style-name="Bad" calcext:value="&gt;0" calcext:base-cell-address="Sheet1.K26"/>
          </calcext:conditional-format>
          <calcext:conditional-format calcext:target-range-address="Sheet1.L27:Sheet1.L27">
            <calcext:condition calcext:apply-style-name="Bad" calcext:value="&gt;0" calcext:base-cell-address="Sheet1.L27"/>
          </calcext:conditional-format>
          <calcext:conditional-format calcext:target-range-address="Sheet1.K27:Sheet1.K27">
            <calcext:condition calcext:apply-style-name="Bad" calcext:value="&gt;0" calcext:base-cell-address="Sheet1.K27"/>
          </calcext:conditional-format>
          <calcext:conditional-format calcext:target-range-address="Sheet1.L7:Sheet1.L8">
            <calcext:condition calcext:apply-style-name="Bad" calcext:value="&gt;0" calcext:base-cell-address="Sheet1.L7"/>
          </calcext:conditional-format>
          <calcext:conditional-format calcext:target-range-address="Sheet1.K7:Sheet1.K7">
            <calcext:condition calcext:apply-style-name="Bad" calcext:value="&gt;0" calcext:base-cell-address="Sheet1.K7"/>
          </calcext:conditional-format>
          <calcext:conditional-format calcext:target-range-address="Sheet1.K8:Sheet1.K8">
            <calcext:condition calcext:apply-style-name="Bad" calcext:value="&gt;0" calcext:base-cell-address="Sheet1.K8"/>
          </calcext:conditional-format>
          <calcext:conditional-format calcext:target-range-address="Sheet1.K19:Sheet1.K19">
            <calcext:condition calcext:apply-style-name="Bad" calcext:value="&gt;0" calcext:base-cell-address="Sheet1.K19"/>
          </calcext:conditional-format>
          <calcext:conditional-format calcext:target-range-address="Sheet1.I33:Sheet1.I33 Sheet1.I35:Sheet1.I36">
            <calcext:condition calcext:apply-style-name="Good" calcext:value="&lt;0" calcext:base-cell-address="Sheet1.I33"/>
            <calcext:condition calcext:apply-style-name="Bad" calcext:value="&gt;=0" calcext:base-cell-address="Sheet1.I33"/>
          </calcext:conditional-format>
          <calcext:conditional-format calcext:target-range-address="Sheet1.J6:Sheet1.J8 Sheet1.J19:Sheet1.J19 Sheet1.J29:Sheet1.J29 Sheet1.J10:Sheet1.J10 Sheet1.J26:Sheet1.J27">
            <calcext:condition calcext:apply-style-name="Good" calcext:value="&gt;[.E6]*1.25" calcext:base-cell-address="Sheet1.J6"/>
          </calcext:conditional-format>
          <calcext:conditional-format calcext:target-range-address="Sheet1.J33:Sheet1.J33 Sheet1.J35:Sheet1.J36">
            <calcext:condition calcext:apply-style-name="Good" calcext:value="&gt;[.E33]*1.25" calcext:base-cell-address="Sheet1.J33"/>
          </calcext:conditional-format>
          <calcext:conditional-format calcext:target-range-address="Sheet1.I9:Sheet1.I9">
            <calcext:condition calcext:apply-style-name="Good" calcext:value="&lt;0" calcext:base-cell-address="Sheet1.I9"/>
            <calcext:condition calcext:apply-style-name="Bad" calcext:value="&gt;=0" calcext:base-cell-address="Sheet1.I9"/>
          </calcext:conditional-format>
          <calcext:conditional-format calcext:target-range-address="Sheet1.J9:Sheet1.J9">
            <calcext:condition calcext:apply-style-name="Good" calcext:value="&gt;[.E9]*1.25" calcext:base-cell-address="Sheet1.J9"/>
          </calcext:conditional-format>
          <calcext:conditional-format calcext:target-range-address="Sheet1.K9:Sheet1.K9">
            <calcext:condition calcext:apply-style-name="Bad" calcext:value="&gt;0" calcext:base-cell-address="Sheet1.K9"/>
          </calcext:conditional-format>
          <calcext:conditional-format calcext:target-range-address="Sheet1.L9:Sheet1.L9">
            <calcext:condition calcext:apply-style-name="Bad" calcext:value="&gt;0" calcext:base-cell-address="Sheet1.L9"/>
          </calcext:conditional-format>
          <calcext:conditional-format calcext:target-range-address="Sheet1.I34:Sheet1.I34">
            <calcext:condition calcext:apply-style-name="Good" calcext:value="&lt;0" calcext:base-cell-address="Sheet1.I34"/>
            <calcext:condition calcext:apply-style-name="Bad" calcext:value="&gt;=0" calcext:base-cell-address="Sheet1.I34"/>
          </calcext:conditional-format>
          <calcext:conditional-format calcext:target-range-address="Sheet1.J34:Sheet1.J34">
            <calcext:condition calcext:apply-style-name="Good" calcext:value="&gt;[.E34]*1.25" calcext:base-cell-address="Sheet1.J34"/>
          </calcext:conditional-format>
          <calcext:conditional-format calcext:target-range-address="Sheet1.K34:Sheet1.K34">
            <calcext:condition calcext:apply-style-name="Bad" calcext:value="&gt;0" calcext:base-cell-address="Sheet1.K34"/>
          </calcext:conditional-format>
          <calcext:conditional-format calcext:target-range-address="Sheet1.I23:Sheet1.I23">
            <calcext:condition calcext:apply-style-name="Good" calcext:value="&lt;0" calcext:base-cell-address="Sheet1.I23"/>
            <calcext:condition calcext:apply-style-name="Bad" calcext:value="&gt;=0" calcext:base-cell-address="Sheet1.I23"/>
          </calcext:conditional-format>
          <calcext:conditional-format calcext:target-range-address="Sheet1.J23:Sheet1.J23">
            <calcext:condition calcext:apply-style-name="Good" calcext:value="&gt;[.E23]*1.25" calcext:base-cell-address="Sheet1.J23"/>
          </calcext:conditional-format>
          <calcext:conditional-format calcext:target-range-address="Sheet1.K23:Sheet1.K23">
            <calcext:condition calcext:apply-style-name="Bad" calcext:value="&gt;0" calcext:base-cell-address="Sheet1.K23"/>
          </calcext:conditional-format>
          <calcext:conditional-format calcext:target-range-address="Sheet1.L23:Sheet1.L23">
            <calcext:condition calcext:apply-style-name="Bad" calcext:value="&gt;0" calcext:base-cell-address="Sheet1.L23"/>
          </calcext:conditional-format>
          <calcext:conditional-format calcext:target-range-address="Sheet1.I39:Sheet1.I39">
            <calcext:condition calcext:apply-style-name="Good" calcext:value="&lt;0" calcext:base-cell-address="Sheet1.I39"/>
            <calcext:condition calcext:apply-style-name="Bad" calcext:value="&gt;=0" calcext:base-cell-address="Sheet1.I39"/>
          </calcext:conditional-format>
          <calcext:conditional-format calcext:target-range-address="Sheet1.J39:Sheet1.J39">
            <calcext:condition calcext:apply-style-name="Good" calcext:value="&gt;[.E39]*1.25" calcext:base-cell-address="Sheet1.J39"/>
          </calcext:conditional-format>
          <calcext:conditional-format calcext:target-range-address="Sheet1.K39:Sheet1.K39">
            <calcext:condition calcext:apply-style-name="Bad" calcext:value="&gt;0" calcext:base-cell-address="Sheet1.K39"/>
          </calcext:conditional-format>
          <calcext:conditional-format calcext:target-range-address="Sheet1.L39:Sheet1.L39">
            <calcext:condition calcext:apply-style-name="Bad" calcext:value="&gt;0" calcext:base-cell-address="Sheet1.L39"/>
          </calcext:conditional-format>
          <calcext:conditional-format calcext:target-range-address="Sheet1.I37:Sheet1.I37">
            <calcext:condition calcext:apply-style-name="Good" calcext:value="&lt;0" calcext:base-cell-address="Sheet1.I37"/>
            <calcext:condition calcext:apply-style-name="Bad" calcext:value="&gt;=0" calcext:base-cell-address="Sheet1.I37"/>
          </calcext:conditional-format>
          <calcext:conditional-format calcext:target-range-address="Sheet1.J37:Sheet1.J37">
            <calcext:condition calcext:apply-style-name="Good" calcext:value="&gt;[.E37]*1.25" calcext:base-cell-address="Sheet1.J37"/>
          </calcext:conditional-format>
          <calcext:conditional-format calcext:target-range-address="Sheet1.K37:Sheet1.K37">
            <calcext:condition calcext:apply-style-name="Bad" calcext:value="&gt;0" calcext:base-cell-address="Sheet1.K37"/>
          </calcext:conditional-format>
          <calcext:conditional-format calcext:target-range-address="Sheet1.L37:Sheet1.L37">
            <calcext:condition calcext:apply-style-name="Bad" calcext:value="&gt;0" calcext:base-cell-address="Sheet1.L37"/>
          </calcext:conditional-format>
          <calcext:conditional-format calcext:target-range-address="Sheet1.I20:Sheet1.I20">
            <calcext:condition calcext:apply-style-name="Good" calcext:value="&lt;0" calcext:base-cell-address="Sheet1.I20"/>
            <calcext:condition calcext:apply-style-name="Bad" calcext:value="&gt;=0" calcext:base-cell-address="Sheet1.I20"/>
          </calcext:conditional-format>
          <calcext:conditional-format calcext:target-range-address="Sheet1.J20:Sheet1.J20">
            <calcext:condition calcext:apply-style-name="Good" calcext:value="&gt;[.E20]*1.25" calcext:base-cell-address="Sheet1.J20"/>
          </calcext:conditional-format>
          <calcext:conditional-format calcext:target-range-address="Sheet1.K20:Sheet1.K20">
            <calcext:condition calcext:apply-style-name="Bad" calcext:value="&gt;0" calcext:base-cell-address="Sheet1.K20"/>
          </calcext:conditional-format>
          <calcext:conditional-format calcext:target-range-address="Sheet1.L20:Sheet1.L20">
            <calcext:condition calcext:apply-style-name="Bad" calcext:value="&gt;0" calcext:base-cell-address="Sheet1.L20"/>
          </calcext:conditional-format>
          <calcext:conditional-format calcext:target-range-address="Sheet1.L11:Sheet1.L11">
            <calcext:condition calcext:apply-style-name="Bad" calcext:value="&gt;0" calcext:base-cell-address="Sheet1.L11"/>
          </calcext:conditional-format>
          <calcext:conditional-format calcext:target-range-address="Sheet1.I13:Sheet1.I15 Sheet1.I11:Sheet1.I11">
            <calcext:condition calcext:apply-style-name="Good" calcext:value="&lt;0" calcext:base-cell-address="Sheet1.I11"/>
            <calcext:condition calcext:apply-style-name="Bad" calcext:value="&gt;=0" calcext:base-cell-address="Sheet1.I11"/>
          </calcext:conditional-format>
          <calcext:conditional-format calcext:target-range-address="Sheet1.K11:Sheet1.K11">
            <calcext:condition calcext:apply-style-name="Bad" calcext:value="&gt;0" calcext:base-cell-address="Sheet1.K11"/>
          </calcext:conditional-format>
          <calcext:conditional-format calcext:target-range-address="Sheet1.L13:Sheet1.L13">
            <calcext:condition calcext:apply-style-name="Bad" calcext:value="&gt;0" calcext:base-cell-address="Sheet1.L13"/>
          </calcext:conditional-format>
          <calcext:conditional-format calcext:target-range-address="Sheet1.K13:Sheet1.K13">
            <calcext:condition calcext:apply-style-name="Bad" calcext:value="&gt;0" calcext:base-cell-address="Sheet1.K13"/>
          </calcext:conditional-format>
          <calcext:conditional-format calcext:target-range-address="Sheet1.L14:Sheet1.L14">
            <calcext:condition calcext:apply-style-name="Bad" calcext:value="&gt;0" calcext:base-cell-address="Sheet1.L14"/>
          </calcext:conditional-format>
          <calcext:conditional-format calcext:target-range-address="Sheet1.K14:Sheet1.K14">
            <calcext:condition calcext:apply-style-name="Bad" calcext:value="&gt;0" calcext:base-cell-address="Sheet1.K14"/>
          </calcext:conditional-format>
          <calcext:conditional-format calcext:target-range-address="Sheet1.L15:Sheet1.L15">
            <calcext:condition calcext:apply-style-name="Bad" calcext:value="&gt;0" calcext:base-cell-address="Sheet1.L15"/>
          </calcext:conditional-format>
          <calcext:conditional-format calcext:target-range-address="Sheet1.K15:Sheet1.K15">
            <calcext:condition calcext:apply-style-name="Bad" calcext:value="&gt;0" calcext:base-cell-address="Sheet1.K15"/>
          </calcext:conditional-format>
          <calcext:conditional-format calcext:target-range-address="Sheet1.J13:Sheet1.J15 Sheet1.J11:Sheet1.J11">
            <calcext:condition calcext:apply-style-name="Good" calcext:value="&gt;[.E11]*1.25" calcext:base-cell-address="Sheet1.J11"/>
          </calcext:conditional-format>
          <calcext:conditional-format calcext:target-range-address="Sheet1.I12:Sheet1.I12">
            <calcext:condition calcext:apply-style-name="Good" calcext:value="&lt;0" calcext:base-cell-address="Sheet1.I12"/>
            <calcext:condition calcext:apply-style-name="Bad" calcext:value="&gt;=0" calcext:base-cell-address="Sheet1.I12"/>
          </calcext:conditional-format>
          <calcext:conditional-format calcext:target-range-address="Sheet1.J12:Sheet1.J12">
            <calcext:condition calcext:apply-style-name="Good" calcext:value="&gt;[.E12]*1.25" calcext:base-cell-address="Sheet1.J12"/>
          </calcext:conditional-format>
          <calcext:conditional-format calcext:target-range-address="Sheet1.K12:Sheet1.K12">
            <calcext:condition calcext:apply-style-name="Bad" calcext:value="&gt;0" calcext:base-cell-address="Sheet1.K12"/>
          </calcext:conditional-format>
          <calcext:conditional-format calcext:target-range-address="Sheet1.L12:Sheet1.L12">
            <calcext:condition calcext:apply-style-name="Bad" calcext:value="&gt;0" calcext:base-cell-address="Sheet1.L12"/>
          </calcext:conditional-format>
          <calcext:conditional-format calcext:target-range-address="Sheet1.L16:Sheet1.L16">
            <calcext:condition calcext:apply-style-name="Bad" calcext:value="&gt;0" calcext:base-cell-address="Sheet1.L16"/>
          </calcext:conditional-format>
          <calcext:conditional-format calcext:target-range-address="Sheet1.I16:Sheet1.I16">
            <calcext:condition calcext:apply-style-name="Good" calcext:value="&lt;0" calcext:base-cell-address="Sheet1.I16"/>
            <calcext:condition calcext:apply-style-name="Bad" calcext:value="&gt;=0" calcext:base-cell-address="Sheet1.I16"/>
          </calcext:conditional-format>
          <calcext:conditional-format calcext:target-range-address="Sheet1.K16:Sheet1.K16">
            <calcext:condition calcext:apply-style-name="Bad" calcext:value="&gt;0" calcext:base-cell-address="Sheet1.K16"/>
          </calcext:conditional-format>
          <calcext:conditional-format calcext:target-range-address="Sheet1.J16:Sheet1.J16">
            <calcext:condition calcext:apply-style-name="Good" calcext:value="&gt;[.E16]*1.25" calcext:base-cell-address="Sheet1.J16"/>
          </calcext:conditional-format>
          <calcext:conditional-format calcext:target-range-address="Sheet1.L17:Sheet1.L17">
            <calcext:condition calcext:apply-style-name="Bad" calcext:value="&gt;0" calcext:base-cell-address="Sheet1.L17"/>
          </calcext:conditional-format>
          <calcext:conditional-format calcext:target-range-address="Sheet1.I17:Sheet1.I17">
            <calcext:condition calcext:apply-style-name="Good" calcext:value="&lt;0" calcext:base-cell-address="Sheet1.I17"/>
            <calcext:condition calcext:apply-style-name="Bad" calcext:value="&gt;=0" calcext:base-cell-address="Sheet1.I17"/>
          </calcext:conditional-format>
          <calcext:conditional-format calcext:target-range-address="Sheet1.K17:Sheet1.K17">
            <calcext:condition calcext:apply-style-name="Bad" calcext:value="&gt;0" calcext:base-cell-address="Sheet1.K17"/>
          </calcext:conditional-format>
          <calcext:conditional-format calcext:target-range-address="Sheet1.J17:Sheet1.J17">
            <calcext:condition calcext:apply-style-name="Good" calcext:value="&gt;[.E17]*1.25" calcext:base-cell-address="Sheet1.J17"/>
          </calcext:conditional-format>
          <calcext:conditional-format calcext:target-range-address="Sheet1.I18:Sheet1.I18">
            <calcext:condition calcext:apply-style-name="Good" calcext:value="&lt;0" calcext:base-cell-address="Sheet1.I18"/>
            <calcext:condition calcext:apply-style-name="Bad" calcext:value="&gt;=0" calcext:base-cell-address="Sheet1.I18"/>
          </calcext:conditional-format>
          <calcext:conditional-format calcext:target-range-address="Sheet1.J18:Sheet1.J18">
            <calcext:condition calcext:apply-style-name="Good" calcext:value="&gt;[.E18]*1.25" calcext:base-cell-address="Sheet1.J18"/>
          </calcext:conditional-format>
          <calcext:conditional-format calcext:target-range-address="Sheet1.K18:Sheet1.K18">
            <calcext:condition calcext:apply-style-name="Bad" calcext:value="&gt;0" calcext:base-cell-address="Sheet1.K18"/>
          </calcext:conditional-format>
          <calcext:conditional-format calcext:target-range-address="Sheet1.L18:Sheet1.L18">
            <calcext:condition calcext:apply-style-name="Bad" calcext:value="&gt;0" calcext:base-cell-address="Sheet1.L18"/>
          </calcext:conditional-format>
          <calcext:conditional-format calcext:target-range-address="Sheet1.L22:Sheet1.L22">
            <calcext:condition calcext:apply-style-name="Bad" calcext:value="&gt;0" calcext:base-cell-address="Sheet1.L22"/>
          </calcext:conditional-format>
          <calcext:conditional-format calcext:target-range-address="Sheet1.I22:Sheet1.I22">
            <calcext:condition calcext:apply-style-name="Good" calcext:value="&lt;0" calcext:base-cell-address="Sheet1.I22"/>
            <calcext:condition calcext:apply-style-name="Bad" calcext:value="&gt;=0" calcext:base-cell-address="Sheet1.I22"/>
          </calcext:conditional-format>
          <calcext:conditional-format calcext:target-range-address="Sheet1.K22:Sheet1.K22">
            <calcext:condition calcext:apply-style-name="Bad" calcext:value="&gt;0" calcext:base-cell-address="Sheet1.K22"/>
          </calcext:conditional-format>
          <calcext:conditional-format calcext:target-range-address="Sheet1.J22:Sheet1.J22">
            <calcext:condition calcext:apply-style-name="Good" calcext:value="&gt;[.E22]*1.25" calcext:base-cell-address="Sheet1.J22"/>
          </calcext:conditional-format>
          <calcext:conditional-format calcext:target-range-address="Sheet1.L24:Sheet1.L24">
            <calcext:condition calcext:apply-style-name="Bad" calcext:value="&gt;0" calcext:base-cell-address="Sheet1.L24"/>
          </calcext:conditional-format>
          <calcext:conditional-format calcext:target-range-address="Sheet1.I24:Sheet1.I24">
            <calcext:condition calcext:apply-style-name="Good" calcext:value="&lt;0" calcext:base-cell-address="Sheet1.I24"/>
            <calcext:condition calcext:apply-style-name="Bad" calcext:value="&gt;=0" calcext:base-cell-address="Sheet1.I24"/>
          </calcext:conditional-format>
          <calcext:conditional-format calcext:target-range-address="Sheet1.K24:Sheet1.K24">
            <calcext:condition calcext:apply-style-name="Bad" calcext:value="&gt;0" calcext:base-cell-address="Sheet1.K24"/>
          </calcext:conditional-format>
          <calcext:conditional-format calcext:target-range-address="Sheet1.J24:Sheet1.J24">
            <calcext:condition calcext:apply-style-name="Good" calcext:value="&gt;[.E24]*1.25" calcext:base-cell-address="Sheet1.J24"/>
          </calcext:conditional-format>
          <calcext:conditional-format calcext:target-range-address="Sheet1.I25:Sheet1.I25">
            <calcext:condition calcext:apply-style-name="Good" calcext:value="&lt;0" calcext:base-cell-address="Sheet1.I25"/>
            <calcext:condition calcext:apply-style-name="Bad" calcext:value="&gt;=0" calcext:base-cell-address="Sheet1.I25"/>
          </calcext:conditional-format>
          <calcext:conditional-format calcext:target-range-address="Sheet1.L25:Sheet1.L25">
            <calcext:condition calcext:apply-style-name="Bad" calcext:value="&gt;0" calcext:base-cell-address="Sheet1.L25"/>
          </calcext:conditional-format>
          <calcext:conditional-format calcext:target-range-address="Sheet1.K25:Sheet1.K25">
            <calcext:condition calcext:apply-style-name="Bad" calcext:value="&gt;0" calcext:base-cell-address="Sheet1.K25"/>
          </calcext:conditional-format>
          <calcext:conditional-format calcext:target-range-address="Sheet1.J25:Sheet1.J25">
            <calcext:condition calcext:apply-style-name="Good" calcext:value="&gt;[.E25]*1.25" calcext:base-cell-address="Sheet1.J25"/>
          </calcext:conditional-format>
          <calcext:conditional-format calcext:target-range-address="Sheet1.L38:Sheet1.L38">
            <calcext:condition calcext:apply-style-name="Bad" calcext:value="&gt;0" calcext:base-cell-address="Sheet1.L38"/>
          </calcext:conditional-format>
          <calcext:conditional-format calcext:target-range-address="Sheet1.K38:Sheet1.K38">
            <calcext:condition calcext:apply-style-name="Bad" calcext:value="&gt;0" calcext:base-cell-address="Sheet1.K38"/>
          </calcext:conditional-format>
          <calcext:conditional-format calcext:target-range-address="Sheet1.I38:Sheet1.I38">
            <calcext:condition calcext:apply-style-name="Good" calcext:value="&lt;0" calcext:base-cell-address="Sheet1.I38"/>
            <calcext:condition calcext:apply-style-name="Bad" calcext:value="&gt;=0" calcext:base-cell-address="Sheet1.I38"/>
          </calcext:conditional-format>
          <calcext:conditional-format calcext:target-range-address="Sheet1.J38:Sheet1.J38">
            <calcext:condition calcext:apply-style-name="Good" calcext:value="&gt;[.E38]*1.25" calcext:base-cell-address="Sheet1.J38"/>
          </calcext:conditional-format>
          <calcext:conditional-format calcext:target-range-address="Sheet1.I21:Sheet1.I21">
            <calcext:condition calcext:apply-style-name="Good" calcext:value="&lt;0" calcext:base-cell-address="Sheet1.I21"/>
            <calcext:condition calcext:apply-style-name="Bad" calcext:value="&gt;=0" calcext:base-cell-address="Sheet1.I21"/>
          </calcext:conditional-format>
          <calcext:conditional-format calcext:target-range-address="Sheet1.J21:Sheet1.J21">
            <calcext:condition calcext:apply-style-name="Good" calcext:value="&gt;[.E21]*1.25" calcext:base-cell-address="Sheet1.J21"/>
          </calcext:conditional-format>
          <calcext:conditional-format calcext:target-range-address="Sheet1.K21:Sheet1.K21">
            <calcext:condition calcext:apply-style-name="Bad" calcext:value="&gt;0" calcext:base-cell-address="Sheet1.K21"/>
          </calcext:conditional-format>
          <calcext:conditional-format calcext:target-range-address="Sheet1.L21:Sheet1.L21">
            <calcext:condition calcext:apply-style-name="Bad" calcext:value="&gt;0" calcext:base-cell-address="Sheet1.L21"/>
          </calcext:conditional-format>
          <calcext:conditional-format calcext:target-range-address="Sheet1.I28:Sheet1.I28">
            <calcext:condition calcext:apply-style-name="Good" calcext:value="&lt;0" calcext:base-cell-address="Sheet1.I28"/>
            <calcext:condition calcext:apply-style-name="Bad" calcext:value="&gt;=0" calcext:base-cell-address="Sheet1.I28"/>
          </calcext:conditional-format>
          <calcext:conditional-format calcext:target-range-address="Sheet1.J28:Sheet1.J28">
            <calcext:condition calcext:apply-style-name="Good" calcext:value="&gt;[.E28]*1.25" calcext:base-cell-address="Sheet1.J28"/>
          </calcext:conditional-format>
          <calcext:conditional-format calcext:target-range-address="Sheet1.K28:Sheet1.K28">
            <calcext:condition calcext:apply-style-name="Bad" calcext:value="&gt;0" calcext:base-cell-address="Sheet1.K28"/>
          </calcext:conditional-format>
          <calcext:conditional-format calcext:target-range-address="Sheet1.L28:Sheet1.L28">
            <calcext:condition calcext:apply-style-name="Bad" calcext:value="&gt;0" calcext:base-cell-address="Sheet1.L28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4" loext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09">00/00/0000</text:date>, <text:time style:data-style-name="N2" text:time-value="13:02:50.88164084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3T23:02:58.712677008</meta:creation-date>
    <dc:date>2019-02-09T13:47:14.952046101</dc:date>
    <meta:editing-duration>P1DT19H58M50S</meta:editing-duration>
    <meta:editing-cycles>245</meta:editing-cycles>
    <meta:generator>LibreOffice/6.0.7.3$Linux_X86_64 LibreOffice_project/00m0$Build-3</meta:generator>
    <meta:document-statistic meta:table-count="1" meta:cell-count="423" meta:object-count="0"/>
  </office:meta>
</office:document-meta>
</file>